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bu2_20250809.xml" manifest:media-type="text/xml"/>
  <manifest:file-entry manifest:full-path="Basic/Standard/bu1_20250805.xml" manifest:media-type="text/xml"/>
  <manifest:file-entry manifest:full-path="Basic/Standard/bu3_20250812.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co1" style:family="table-column">
      <style:table-column-properties fo:break-before="auto" style:column-width="0.684cm"/>
    </style:style>
    <style:style style:name="co2" style:family="table-column">
      <style:table-column-properties fo:break-before="auto" style:column-width="7.971cm"/>
    </style:style>
    <style:style style:name="co3" style:family="table-column">
      <style:table-column-properties fo:break-before="auto" style:column-width="2.651cm"/>
    </style:style>
    <style:style style:name="co4" style:family="table-column">
      <style:table-column-properties fo:break-before="auto" style:column-width="7.447cm"/>
    </style:style>
    <style:style style:name="co5" style:family="table-column">
      <style:table-column-properties fo:break-before="auto" style:column-width="3.336cm"/>
    </style:style>
    <style:style style:name="co6" style:family="table-column">
      <style:table-column-properties fo:break-before="auto" style:column-width="2.506cm"/>
    </style:style>
    <style:style style:name="co7" style:family="table-column">
      <style:table-column-properties fo:break-before="auto" style:column-width="1.983cm"/>
    </style:style>
    <style:style style:name="co8" style:family="table-column">
      <style:table-column-properties fo:break-before="auto" style:column-width="2.11cm"/>
    </style:style>
    <style:style style:name="co9" style:family="table-column">
      <style:table-column-properties fo:break-before="auto" style:column-width="2.145cm"/>
    </style:style>
    <style:style style:name="co10" style:family="table-column">
      <style:table-column-properties fo:break-before="auto" style:column-width="1.478cm"/>
    </style:style>
    <style:style style:name="co11" style:family="table-column">
      <style:table-column-properties fo:break-before="auto" style:column-width="2.489cm"/>
    </style:style>
    <style:style style:name="co12" style:family="table-column">
      <style:table-column-properties fo:break-before="auto" style:column-width="6.456cm"/>
    </style:style>
    <style:style style:name="co13" style:family="table-column">
      <style:table-column-properties fo:break-before="auto" style:column-width="7.142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45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71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style:style style:name="ce2"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118">
      <style:table-cell-properties style:text-align-source="fix" style:repeat-content="false"/>
      <style:paragraph-properties fo:text-align="center" fo:margin-left="0cm"/>
    </style:style>
    <style:style style:name="ce11" style:family="table-cell" style:parent-style-name="Default">
      <style:map style:condition="cell-content()=[.D3:.D17]" style:apply-style-name="Hyperlink" style:base-cell-address="duplicates.B3"/>
    </style:style>
    <style:style style:name="ce9" style:family="table-cell" style:parent-style-name="Default">
      <style:map style:condition="cell-content()=[.D9:.D17]" style:apply-style-name="Hyperlink" style:base-cell-address="duplicates.B9"/>
    </style:style>
    <style:style style:name="ce12" style:family="table-cell" style:parent-style-name="Default">
      <style:map style:condition="cell-content()=[.E3:.E17]" style:apply-style-name="Hyperlink" style:base-cell-address="duplicates.C3"/>
    </style:style>
    <style:style style:name="ce16" style:family="table-cell" style:parent-style-name="Default">
      <style:map style:condition="cell-content()=[.E9:.E17]" style:apply-style-name="Hyperlink" style:base-cell-address="duplicates.C9"/>
    </style:style>
    <style:style style:name="ce13" style:family="table-cell" style:parent-style-name="Default">
      <style:map style:condition="cell-content()=[.B3:.B17]" style:apply-style-name="Hyperlink" style:base-cell-address="duplicates.D3"/>
    </style:style>
    <style:style style:name="ce18" style:family="table-cell" style:parent-style-name="Default">
      <style:map style:condition="cell-content()=[.B9:.B17]" style:apply-style-name="Hyperlink" style:base-cell-address="duplicates.D9"/>
    </style:style>
    <style:style style:name="ce10"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15" style:family="table-cell" style:parent-style-name="Default">
      <style:map style:condition="cell-content()=[.C3:.C17]" style:apply-style-name="Hyperlink" style:base-cell-address="duplicates.E3"/>
    </style:style>
    <style:style style:name="ce21" style:family="table-cell" style:parent-style-name="Default">
      <style:map style:condition="cell-content()=[.C9:.C17]" style:apply-style-name="Hyperlink" style:base-cell-address="duplicates.E9"/>
    </style:style>
    <style:style style:name="ce1" style:family="table-cell" style:parent-style-name="Default" style:data-style-name="N3"/>
    <style:style style:name="ce32" style:family="table-cell" style:parent-style-name="Default">
      <style:table-cell-properties fo:background-color="#e6d8ad"/>
    </style:style>
    <style:style style:name="ce36" style:family="table-cell" style:parent-style-name="Default">
      <style:table-cell-properties fo:background-color="#90ee90"/>
    </style:style>
    <style:style style:name="ce37" style:family="table-cell" style:parent-style-name="Default">
      <style:table-cell-properties fo:background-color="#e6e0b0"/>
    </style:style>
    <style:style style:name="ce39" style:family="table-cell" style:parent-style-name="Default">
      <style:table-cell-properties fo:background-color="#c1b6ff"/>
    </style:style>
    <style:style style:name="ce42" style:family="table-cell" style:parent-style-name="Default">
      <style:table-cell-properties fo:background-color="transparent"/>
    </style:style>
    <style:style style:name="ce43" style:family="table-cell" style:parent-style-name="Default">
      <style:table-cell-properties fo:wrap-option="no-wrap"/>
      <style:text-properties style:use-window-font-color="true" style:text-outline="false" style:text-line-through-style="none" style:text-line-through-type="none" style:font-name="Ubuntu" fo:font-size="12pt" fo:language="zxx" fo:country="non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wrap-option="no-wrap"/>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no-wrap"/>
      <style:text-properties style:use-window-font-color="true" style:text-outline="false" style:text-line-through-style="none" style:text-line-through-type="none" style:font-name="Ubuntu" fo:font-size="11pt" fo:language="zxx" fo:country="none"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wrap-option="no-wrap" fo:border="0.74pt solid #000000"/>
      <style:paragraph-properties fo:text-align="center"/>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no-wrap" fo:border="0.74pt solid #000000"/>
      <style:paragraph-properties fo:text-align="center" fo:margin-left="0cm"/>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wrap-option="no-wrap"/>
      <style:paragraph-properties fo:text-align="start" fo:margin-left="0.706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language="zxx" fo:country="none"/>
    </style:style>
    <style:style style:name="ce35"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no-wrap"/>
      <style:text-properties style:font-name="Ubuntu" fo:language="zxx" fo:country="none"/>
    </style:style>
    <style:style style:name="ce55" style:family="table-cell" style:parent-style-name="Default">
      <style:table-cell-properties style:text-align-source="fix" style:repeat-content="false" fo:wrap-option="no-wrap"/>
      <style:paragraph-properties fo:text-align="start" fo:margin-left="0.353cm"/>
      <style:text-properties style:font-name="Ubuntu" fo:language="zxx" fo:country="none"/>
    </style:style>
    <style:style style:name="ce38" style:family="table-cell" style:parent-style-name="Default">
      <style:table-cell-properties fo:wrap-option="no-wrap" fo:border="0.74pt solid #000000"/>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no-wrap"/>
      <style:paragraph-properties fo:text-align="start" fo:margin-left="0.353cm"/>
      <style:text-properties style:font-name="Ubuntu" fo:language="zxx" fo:country="none" fo:font-weight="normal" style:font-weight-asian="normal" style:font-weight-complex="normal"/>
    </style:style>
    <style:style style:name="ce40" style:family="table-cell" style:parent-style-name="Default">
      <style:table-cell-properties style:text-align-source="fix" style:repeat-content="false" fo:wrap-option="no-wrap"/>
      <style:paragraph-properties fo:text-align="start" fo:margin-left="0.706cm"/>
      <style:text-properties style:font-name="Ubuntu" fo:language="zxx" fo:country="none"/>
    </style:style>
    <style:style style:name="ce41" style:family="table-cell" style:parent-style-name="Default">
      <style:table-cell-properties style:text-align-source="fix" style:repeat-content="false" fo:wrap-option="wrap"/>
      <style:paragraph-properties fo:text-align="start" fo:margin-left="0.353cm"/>
      <style:text-properties style:font-name="Ubuntu" fo:language="zxx" fo:country="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Ubuntu" fo:font-size="10pt"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duplicates.H2">
          <table:error-message table:message-type="stop" table:display="true"/>
        </table:content-validation>
        <table:content-validation table:name="val2" table:condition="of:cell-content-is-in-list(&quot;YES&quot;;&quot;NO&quot;;&quot;REVIEW&quot;)" table:allow-empty-cell="true" table:display-list="unsorted" table:base-cell-address="duplicates.H3">
          <table:error-message table:message-type="stop" table:display="true"/>
        </table:content-validation>
        <table:content-validation table:name="val3" table:condition="of:cell-content-is-in-list(&quot;YES&quot;;&quot;NO&quot;;&quot;REVIEW&quot;)" table:allow-empty-cell="true" table:display-list="unsorted" table:base-cell-address="duplicates.I3">
          <table:error-message table:message-type="stop" table:display="true"/>
        </table:content-validation>
        <table:content-validation table:name="val4" table:condition="of:cell-content-is-in-list(&quot;DELETE_ORIGINAL&quot;;&quot;DELETE_DUPLICATE&quot;;&quot;DELETE_BOTH&quot;;&quot;HARD_LINK_ORIG&quot;;&quot;HARD_LINK_DUP&quot;;&quot;SOFT_LINK_ORIG&quot;;&quot;SOFT_LINK_DUP&quot;;&quot;MOVE_ORIG_TO&quot;;&quot;MOVE_DUP_TO&quot;;&quot;REVIEW_NEEDED&quot;)" table:allow-empty-cell="true" table:display-list="unsorted" table:base-cell-address="duplicates.J3">
          <table:error-message table:message-type="stop" table:display="true"/>
        </table:content-validation>
      </table:content-validations>
      <table:table table:name="duplicates" table:style-name="ta1">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number-columns-repeated="2" table:default-cell-style-name="Default"/>
        <table:table-column table:style-name="co9" table:default-cell-style-name="Default"/>
        <table:table-column table:style-name="co5" table:number-columns-repeated="16374" table:default-cell-style-name="Default"/>
        <table:table-row table:style-name="ro1">
          <table:table-cell table:style-name="ce2"/>
          <table:table-cell table:number-columns-repeated="3"/>
          <table:table-cell table:style-name="ce10" table:formula="of:=TEXT(SUM([.F3:.F17])/1024^3; &quot;#,##0.00&quot;) &amp; &quot; GB&quot; &amp; &quot;--&gt;&quot;" office:value-type="string" office:string-value="0,00 GB--&gt;" calcext:value-type="string">
            <text:p>0,00 GB--&gt;</text:p>
          </table:table-cell>
          <table:table-cell table:formula="of:=SUBTOTAL(9; [.F3:.F17])" office:value-type="float" office:value="4624738" calcext:value-type="float">
            <text:p>4.624.738</text:p>
          </table:table-cell>
          <table:table-cell/>
          <table:table-cell table:content-validation-name="val1" table:number-columns-repeated="3"/>
          <table:table-cell table:number-columns-repeated="16374"/>
        </table:table-row>
        <table:table-row table:style-name="ro1">
          <table:table-cell table:style-name="ce4"/>
          <table:table-cell office:value-type="string" calcext:value-type="string">
            <text:p>OriginalFolder</text:p>
          </table:table-cell>
          <table:table-cell office:value-type="string" calcext:value-type="string">
            <text:p>OriginalFile</text:p>
          </table:table-cell>
          <table:table-cell office:value-type="string" calcext:value-type="string">
            <text:p>DuplicateFolder</text:p>
          </table:table-cell>
          <table:table-cell office:value-type="string" calcext:value-type="string">
            <text:p>DuplicateFile</text:p>
          </table:table-cell>
          <table:table-cell office:value-type="string" calcext:value-type="string">
            <text:p>Size</text:p>
          </table:table-cell>
          <table:table-cell office:value-type="string" calcext:value-type="string">
            <text:p>Hash</text:p>
          </table:table-cell>
          <table:table-cell table:content-validation-name="val1" office:value-type="string" calcext:value-type="string">
            <text:p>KeepOrig</text:p>
          </table:table-cell>
          <table:table-cell table:content-validation-name="val1" office:value-type="string" calcext:value-type="string">
            <text:p>KeepDup</text:p>
          </table:table-cell>
          <table:table-cell table:content-validation-name="val1" office:value-type="string" calcext:value-type="string">
            <text:p>Action</text:p>
          </table:table-cell>
          <table:table-cell office:value-type="string" calcext:value-type="string">
            <text:p>NOTES</text:p>
          </table:table-cell>
          <table:table-cell table:number-columns-repeated="16373"/>
        </table:table-row>
        <table:table-row table:style-name="ro1">
          <table:table-cell/>
          <table:table-cell table:style-name="ce11" office:value-type="string" calcext:value-type="string">
            <text:p>/mnt/mint21/home/banos/ARCHIVE/ART/poetry/kardelen</text:p>
          </table:table-cell>
          <table:table-cell table:style-name="ce12" office:value-type="string" calcext:value-type="string">
            <text:p>the.inability.of.the.writer.to.overwhelm.death.pdf</text:p>
          </table:table-cell>
          <table:table-cell table:style-name="ce13" office:value-type="string" calcext:value-type="string">
            <text:p>/mnt/mint21/home/banos/Music/banosMusic/lazaridis/lazaridis.kardelen</text:p>
          </table:table-cell>
          <table:table-cell table:style-name="ce15" office:value-type="string" calcext:value-type="string">
            <text:p>the.inability.of.the.writer.to.overwhelm.death.pdf</text:p>
          </table:table-cell>
          <table:table-cell office:value-type="float" office:value="39412" calcext:value-type="float">
            <text:p>39.412</text:p>
          </table:table-cell>
          <table:table-cell office:value-type="string" calcext:value-type="string">
            <text:p>657ab5eb4cf8730e3e8c36f7112b46049b84f14c92ac2d150804678786b889b6</text:p>
          </table:table-cell>
          <table:table-cell table:style-name="ce32"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SOFTLINK_ORIGINAL</text:p>
          </table:table-cell>
          <table:table-cell table:number-columns-repeated="16374"/>
        </table:table-row>
        <table:table-row table:style-name="ro1">
          <table:table-cell/>
          <table:table-cell table:style-name="ce11" office:value-type="string" calcext:value-type="string">
            <text:p>/mnt/mint21/home/banos/ARCHIVE/georgia</text:p>
          </table:table-cell>
          <table:table-cell table:style-name="ce12" office:value-type="string" calcext:value-type="string">
            <text:p>Kantorei - Salve Regina (Desenclos) - CLIP.mp3</text:p>
          </table:table-cell>
          <table:table-cell table:style-name="ce13" office:value-type="string" calcext:value-type="string">
            <text:p>/mnt/mint21/home/banos/Music/classic</text:p>
          </table:table-cell>
          <table:table-cell table:style-name="ce15" office:value-type="string" calcext:value-type="string">
            <text:p>Kantorei - Salve Regina (Desenclos) - CLIP.mp3</text:p>
          </table:table-cell>
          <table:table-cell office:value-type="float" office:value="455160" calcext:value-type="float">
            <text:p>455.160</text:p>
          </table:table-cell>
          <table:table-cell office:value-type="string" calcext:value-type="string">
            <text:p>5c2a8afc5c7c49aee3ea7bf5227f9e3e374a44ddc55d78d2e00f873e0d18f1a0</text:p>
          </table:table-cell>
          <table:table-cell table:style-name="ce32"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SOFTLINK_ORIGINAL</text:p>
          </table:table-cell>
          <table:table-cell table:number-columns-repeated="16374"/>
        </table:table-row>
        <table:table-row table:style-name="ro1">
          <table:table-cell/>
          <table:table-cell table:style-name="ce11" office:value-type="string" calcext:value-type="string">
            <text:p>/mnt/mint21/home/banos/ARCHIVE/georgia/ειδικη αγωγη</text:p>
          </table:table-cell>
          <table:table-cell table:style-name="ce12" office:value-type="string" calcext:value-type="string">
            <text:p>Ειδική Αγωγή και Ένταξη.doc</text:p>
          </table:table-cell>
          <table:table-cell table:style-name="ce13" office:value-type="string" calcext:value-type="string">
            <text:p>/mnt/mint21/home/banos/ARCHIVE/georgia/τυφλά</text:p>
          </table:table-cell>
          <table:table-cell table:style-name="ce15" office:value-type="string" calcext:value-type="string">
            <text:p>Ειδική Αγωγή και Ένταξη.doc</text:p>
          </table:table-cell>
          <table:table-cell office:value-type="float" office:value="107008" calcext:value-type="float">
            <text:p>107.008</text:p>
          </table:table-cell>
          <table:table-cell office:value-type="string" calcext:value-type="string">
            <text:p>c5df1463eb42ae4a4b47bae5e9ecdc903a7cbb780fefd73d60477623097d4ef0</text:p>
          </table:table-cell>
          <table:table-cell table:style-name="ce36" table:content-validation-name="val2" office:value-type="string" calcext:value-type="string">
            <text:p>YES</text:p>
          </table:table-cell>
          <table:table-cell table:style-name="ce32" table:content-validation-name="val3" office:value-type="string" calcext:value-type="string">
            <text:p>LINK</text:p>
          </table:table-cell>
          <table:table-cell table:content-validation-name="val4" office:value-type="string" calcext:value-type="string">
            <text:p>SOFTLINK_DUPLICATE</text:p>
          </table:table-cell>
          <table:table-cell table:number-columns-repeated="16374"/>
        </table:table-row>
        <table:table-row table:style-name="ro1">
          <table:table-cell/>
          <table:table-cell table:style-name="ce11" office:value-type="string" calcext:value-type="string">
            <text:p>/mnt/mint21/home/banos/ARCHIVE/georgia/ειδικη αγωγη</text:p>
          </table:table-cell>
          <table:table-cell table:style-name="ce12" office:value-type="string" calcext:value-type="string">
            <text:p>eyklid.doc</text:p>
          </table:table-cell>
          <table:table-cell table:style-name="ce13" office:value-type="string" calcext:value-type="string">
            <text:p>/mnt/mint21/home/banos/ARCHIVE/georgia/τυφλά</text:p>
          </table:table-cell>
          <table:table-cell table:style-name="ce15" office:value-type="string" calcext:value-type="string">
            <text:p>eyklid.doc</text:p>
          </table:table-cell>
          <table:table-cell office:value-type="float" office:value="602112" calcext:value-type="float">
            <text:p>602.112</text:p>
          </table:table-cell>
          <table:table-cell office:value-type="string" calcext:value-type="string">
            <text:p>b824ec103b36e6912b806994b31f89bf417c3df697f85b47b84580ee6db78513</text:p>
          </table:table-cell>
          <table:table-cell table:style-name="ce36" table:content-validation-name="val2" office:value-type="string" calcext:value-type="string">
            <text:p>YES</text:p>
          </table:table-cell>
          <table:table-cell table:style-name="ce32" table:content-validation-name="val3" office:value-type="string" calcext:value-type="string">
            <text:p>LINK</text:p>
          </table:table-cell>
          <table:table-cell table:content-validation-name="val4" office:value-type="string" calcext:value-type="string">
            <text:p>SOFTLINK_DUPLICATE</text:p>
          </table:table-cell>
          <table:table-cell table:number-columns-repeated="16374"/>
        </table:table-row>
        <table:table-row table:style-name="ro1">
          <table:table-cell/>
          <table:table-cell table:style-name="ce11" office:value-type="string" calcext:value-type="string">
            <text:p>/mnt/mint21/home/banos/ARCHIVE/georgia/ειδικη αγωγη/eidiko sxoleio ermoupolis_files</text:p>
          </table:table-cell>
          <table:table-cell table:style-name="ce12" office:value-type="string" calcext:value-type="string">
            <text:p>anapir.gif</text:p>
          </table:table-cell>
          <table:table-cell table:style-name="ce13" office:value-type="string" calcext:value-type="string">
            <text:p>/mnt/mint21/home/banos/ARCHIVE/georgia/ειδικη αγωγη/βιβλιογρ-ειδικ-αγωγ_files</text:p>
          </table:table-cell>
          <table:table-cell table:style-name="ce15" office:value-type="string" calcext:value-type="string">
            <text:p>anapir.gif</text:p>
          </table:table-cell>
          <table:table-cell office:value-type="float" office:value="14468" calcext:value-type="float">
            <text:p>14.468</text:p>
          </table:table-cell>
          <table:table-cell office:value-type="string" calcext:value-type="string">
            <text:p>fe01aaf04ca65b802529c78fe38ef499c9104d3d8d7c39b2892ca12cc789aaed</text:p>
          </table:table-cell>
          <table:table-cell table:style-name="ce36" table:content-validation-name="val2" office:value-type="string" calcext:value-type="string">
            <text:p>YES</text:p>
          </table:table-cell>
          <table:table-cell table:style-name="ce32" table:content-validation-name="val3" office:value-type="string" calcext:value-type="string">
            <text:p>LINK</text:p>
          </table:table-cell>
          <table:table-cell table:content-validation-name="val4" office:value-type="string" calcext:value-type="string">
            <text:p>SOFTLINK_DUPLICATE</text:p>
          </table:table-cell>
          <table:table-cell table:number-columns-repeated="16374"/>
        </table:table-row>
        <table:table-row table:style-name="ro1">
          <table:table-cell/>
          <table:table-cell table:style-name="ce11" office:value-type="string" calcext:value-type="string">
            <text:p>/mnt/mint21/home/banos/ARCHIVE/POLITICS/ΒΟΥΛΕΥΤΙΚΕΣ ΕΚΛΟΓΕΣ 2004</text:p>
          </table:table-cell>
          <table:table-cell table:style-name="ce12" office:value-type="string" calcext:value-type="string">
            <text:p>Βιογραφικά υποψηφίων Θεσσαλονίκης.doc</text:p>
          </table:table-cell>
          <table:table-cell table:style-name="ce13" office:value-type="string" calcext:value-type="string">
            <text:p>/mnt/mint21/home/banos/ARCHIVE/POLITICS</text:p>
          </table:table-cell>
          <table:table-cell table:style-name="ce15" office:value-type="string" calcext:value-type="string">
            <text:p>Βιογραφικά υποψηφίων Θεσσαλονίκης.doc</text:p>
          </table:table-cell>
          <table:table-cell office:value-type="float" office:value="323072" calcext:value-type="float">
            <text:p>323.072</text:p>
          </table:table-cell>
          <table:table-cell office:value-type="string" calcext:value-type="string">
            <text:p>4a41d2bdee0c3081f1584fae85141fbb037ab104fa35ccbe0ee0b4e445d58c16</text:p>
          </table:table-cell>
          <table:table-cell table:style-name="ce32"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SOFTLINK_ORIGINAL</text:p>
          </table:table-cell>
          <table:table-cell table:number-columns-repeated="16374"/>
        </table:table-row>
        <table:table-row table:style-name="ro1">
          <table:table-cell/>
          <table:table-cell table:style-name="ce9" office:value-type="string" calcext:value-type="string">
            <text:p>/mnt/mint21/home/banos/ARCHIVE/POLITICS/banos.articles/DigitalEduPolicy.banos</text:p>
          </table:table-cell>
          <table:table-cell table:style-name="ce16" office:value-type="string" calcext:value-type="string">
            <text:p>DigitalEduPolicy.banos.odt</text:p>
          </table:table-cell>
          <table:table-cell table:style-name="ce18" office:value-type="string" calcext:value-type="string">
            <text:p>/mnt/mint21/home/banos/Dropbox/anna-banos</text:p>
          </table:table-cell>
          <table:table-cell table:style-name="ce21" office:value-type="string" calcext:value-type="string">
            <text:p>Link to DigitalEduPolicy.banos.odt</text:p>
          </table:table-cell>
          <table:table-cell office:value-type="float" office:value="45282" calcext:value-type="float">
            <text:p>45.282</text:p>
          </table:table-cell>
          <table:table-cell office:value-type="string" calcext:value-type="string">
            <text:p>55e4e14ac795d1bfd98216a4cab13189d014db5039fe2ef6744148fd80e6bc00</text:p>
          </table:table-cell>
          <table:table-cell table:style-name="ce36" table:content-validation-name="val2" office:value-type="string" calcext:value-type="string">
            <text:p>YES</text:p>
          </table:table-cell>
          <table:table-cell table:style-name="ce39" table:content-validation-name="val3" office:value-type="string" calcext:value-type="string">
            <text:p>NO</text:p>
          </table:table-cell>
          <table:table-cell table:content-validation-name="val4" office:value-type="string" calcext:value-type="string">
            <text:p>DELETE_DUPLICATE</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3. Hafta(1).docx</text:p>
          </table:table-cell>
          <table:table-cell table:style-name="ce13" office:value-type="string" calcext:value-type="string">
            <text:p>/mnt/mint21/home/banos/Downloads</text:p>
          </table:table-cell>
          <table:table-cell table:style-name="ce15" office:value-type="string" calcext:value-type="string">
            <text:p>3. Hafta(2).docx</text:p>
          </table:table-cell>
          <table:table-cell office:value-type="float" office:value="18327" calcext:value-type="float">
            <text:p>18.327</text:p>
          </table:table-cell>
          <table:table-cell office:value-type="string" calcext:value-type="string">
            <text:p>ae47ef4ce87e17002383dacfbb0a47d888db6d9d440054f76e2db8ffcb907cec</text:p>
          </table:table-cell>
          <table:table-cell table:style-name="ce37"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HARDLINK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3. Hafta(1).docx</text:p>
          </table:table-cell>
          <table:table-cell table:style-name="ce13" office:value-type="string" calcext:value-type="string">
            <text:p>/mnt/mint21/home/banos/Downloads</text:p>
          </table:table-cell>
          <table:table-cell table:style-name="ce15" office:value-type="string" calcext:value-type="string">
            <text:p>3. Hafta.docx</text:p>
          </table:table-cell>
          <table:table-cell office:value-type="float" office:value="18327" calcext:value-type="float">
            <text:p>18.327</text:p>
          </table:table-cell>
          <table:table-cell office:value-type="string" calcext:value-type="string">
            <text:p>ae47ef4ce87e17002383dacfbb0a47d888db6d9d440054f76e2db8ffcb907cec</text:p>
          </table:table-cell>
          <table:table-cell table:style-name="ce39" table:content-validation-name="val2" office:value-type="string" calcext:value-type="string">
            <text:p>NO</text:p>
          </table:table-cell>
          <table:table-cell table:style-name="ce36" table:content-validation-name="val3" office:value-type="string" calcext:value-type="string">
            <text:p>YES</text:p>
          </table:table-cell>
          <table:table-cell table:content-validation-name="val4" office:value-type="string" calcext:value-type="string">
            <text:p>DELETE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3. Hafta(2).docx</text:p>
          </table:table-cell>
          <table:table-cell table:style-name="ce13" office:value-type="string" calcext:value-type="string">
            <text:p>/mnt/mint21/home/banos/Downloads</text:p>
          </table:table-cell>
          <table:table-cell table:style-name="ce15" office:value-type="string" calcext:value-type="string">
            <text:p>3. Hafta.docx</text:p>
          </table:table-cell>
          <table:table-cell office:value-type="float" office:value="18327" calcext:value-type="float">
            <text:p>18.327</text:p>
          </table:table-cell>
          <table:table-cell office:value-type="string" calcext:value-type="string">
            <text:p>ae47ef4ce87e17002383dacfbb0a47d888db6d9d440054f76e2db8ffcb907cec</text:p>
          </table:table-cell>
          <table:table-cell table:content-validation-name="val2"/>
          <table:table-cell table:content-validation-name="val3"/>
          <table:table-cell table:content-validation-name="val4"/>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Employment+Offer+(DE)+2025-03-11-1.pdf</text:p>
          </table:table-cell>
          <table:table-cell table:style-name="ce13" office:value-type="string" calcext:value-type="string">
            <text:p>/mnt/mint21/home/banos/Downloads</text:p>
          </table:table-cell>
          <table:table-cell table:style-name="ce15" office:value-type="string" calcext:value-type="string">
            <text:p>Employment+Offer+(DE)+2025-03-11.pdf</text:p>
          </table:table-cell>
          <table:table-cell office:value-type="float" office:value="189184" calcext:value-type="float">
            <text:p>189.184</text:p>
          </table:table-cell>
          <table:table-cell office:value-type="string" calcext:value-type="string">
            <text:p>bab17153ed5c53f541fedffc806c64bcf25358a41d098a5c4acfab7e9ffbde58</text:p>
          </table:table-cell>
          <table:table-cell table:style-name="ce36" table:content-validation-name="val2" office:value-type="string" calcext:value-type="string">
            <text:p>YES</text:p>
          </table:table-cell>
          <table:table-cell table:style-name="ce37" table:content-validation-name="val3" office:value-type="string" calcext:value-type="string">
            <text:p>LINK</text:p>
          </table:table-cell>
          <table:table-cell table:content-validation-name="val4" office:value-type="string" calcext:value-type="string">
            <text:p>HARDLINK_DUPLICATE</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80824-ΕΠΙΣΤΟΛΗ ΣΥΝΗΓΟΡΟΥ-ΣΧΟΛΙΚΗ ΔΙΑΡΡΟΗ-1.pdf</text:p>
          </table:table-cell>
          <table:table-cell table:style-name="ce13" office:value-type="string" calcext:value-type="string">
            <text:p>/mnt/mint21/home/banos/Downloads</text:p>
          </table:table-cell>
          <table:table-cell table:style-name="ce15" office:value-type="string" calcext:value-type="string">
            <text:p>080824-ΕΠΙΣΤΟΛΗ ΣΥΝΗΓΟΡΟΥ-ΣΧΟΛΙΚΗ ΔΙΑΡΡΟΗ-2.pdf</text:p>
          </table:table-cell>
          <table:table-cell office:value-type="float" office:value="628228" calcext:value-type="float">
            <text:p>628.228</text:p>
          </table:table-cell>
          <table:table-cell office:value-type="string" calcext:value-type="string">
            <text:p>5adb5177f37ba5803352b2ec34dd068faeef4477b5d331a4c5a4704e2387028e</text:p>
          </table:table-cell>
          <table:table-cell table:content-validation-name="val2"/>
          <table:table-cell table:content-validation-name="val3"/>
          <table:table-cell table:content-validation-name="val4"/>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80824-ΕΠΙΣΤΟΛΗ ΣΥΝΗΓΟΡΟΥ-ΣΧΟΛΙΚΗ ΔΙΑΡΡΟΗ-1.pdf</text:p>
          </table:table-cell>
          <table:table-cell table:style-name="ce13" office:value-type="string" calcext:value-type="string">
            <text:p>/mnt/mint21/home/banos/MEGAsync/MegaBanosOlga/EKPAIDEVTIKI_ANADOXI-edu_fostering/texts-opinions-positions-actions-research/research/synigoros-survey</text:p>
          </table:table-cell>
          <table:table-cell table:style-name="ce15" office:value-type="string" calcext:value-type="string">
            <text:p>080824-ΕΠΙΣΤΟΛΗ ΣΥΝΗΓΟΡΟΥ-ΣΧΟΛΙΚΗ ΔΙΑΡΡΟΗ.pdf</text:p>
          </table:table-cell>
          <table:table-cell office:value-type="float" office:value="628228" calcext:value-type="float">
            <text:p>628.228</text:p>
          </table:table-cell>
          <table:table-cell office:value-type="string" calcext:value-type="string">
            <text:p>5adb5177f37ba5803352b2ec34dd068faeef4477b5d331a4c5a4704e2387028e</text:p>
          </table:table-cell>
          <table:table-cell table:style-name="ce39" table:content-validation-name="val2" office:value-type="string" calcext:value-type="string">
            <text:p>NO</text:p>
          </table:table-cell>
          <table:table-cell table:style-name="ce36" table:content-validation-name="val3" office:value-type="string" calcext:value-type="string">
            <text:p>YES</text:p>
          </table:table-cell>
          <table:table-cell table:content-validation-name="val4" office:value-type="string" calcext:value-type="string">
            <text:p>DELETE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80824-ΕΠΙΣΤΟΛΗ ΣΥΝΗΓΟΡΟΥ-ΣΧΟΛΙΚΗ ΔΙΑΡΡΟΗ-2.pdf</text:p>
          </table:table-cell>
          <table:table-cell table:style-name="ce13" office:value-type="string" calcext:value-type="string">
            <text:p>/mnt/mint21/home/banos/MEGAsync/MegaBanosOlga/EKPAIDEVTIKI_ANADOXI-edu_fostering/texts-opinions-positions-actions-research/research/synigoros-survey</text:p>
          </table:table-cell>
          <table:table-cell table:style-name="ce15" office:value-type="string" calcext:value-type="string">
            <text:p>080824-ΕΠΙΣΤΟΛΗ ΣΥΝΗΓΟΡΟΥ-ΣΧΟΛΙΚΗ ΔΙΑΡΡΟΗ.pdf</text:p>
          </table:table-cell>
          <table:table-cell office:value-type="float" office:value="628228" calcext:value-type="float">
            <text:p>628.228</text:p>
          </table:table-cell>
          <table:table-cell office:value-type="string" calcext:value-type="string">
            <text:p>5adb5177f37ba5803352b2ec34dd068faeef4477b5d331a4c5a4704e2387028e</text:p>
          </table:table-cell>
          <table:table-cell table:style-name="ce39" table:content-validation-name="val2" office:value-type="string" calcext:value-type="string">
            <text:p>NO</text:p>
          </table:table-cell>
          <table:table-cell table:style-name="ce36" table:content-validation-name="val3" office:value-type="string" calcext:value-type="string">
            <text:p>YES</text:p>
          </table:table-cell>
          <table:table-cell table:content-validation-name="val4" office:value-type="string" calcext:value-type="string">
            <text:p>DELETE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000741591032025-1.pdf</text:p>
          </table:table-cell>
          <table:table-cell table:style-name="ce13" office:value-type="string" calcext:value-type="string">
            <text:p>/mnt/mint21/home/banos/Downloads</text:p>
          </table:table-cell>
          <table:table-cell table:style-name="ce15" office:value-type="string" calcext:value-type="string">
            <text:p>0000741591032025.pdf</text:p>
          </table:table-cell>
          <table:table-cell office:value-type="float" office:value="909375" calcext:value-type="float">
            <text:p>909.375</text:p>
          </table:table-cell>
          <table:table-cell office:value-type="string" calcext:value-type="string">
            <text:p>f307a873474640f0dbeaee8f2d0c98e3457594417de381822c7ef60f2fdf80d9</text:p>
          </table:table-cell>
          <table:table-cell table:style-name="ce42" table:content-validation-name="val2"/>
          <table:table-cell table:style-name="ce42" table:content-validation-name="val3"/>
          <table:table-cell table:content-validation-name="val4"/>
          <table:table-cell table:number-columns-repeated="16374"/>
        </table:table-row>
        <table:table-row table:style-name="ro1" table:number-rows-repeated="7">
          <table:table-cell table:number-columns-repeated="7"/>
          <table:table-cell table:style-name="ce42" table:content-validation-name="val2"/>
          <table:table-cell table:style-name="ce42" table:content-validation-name="val3"/>
          <table:table-cell table:content-validation-name="val4"/>
          <table:table-cell table:number-columns-repeated="16374"/>
        </table:table-row>
        <table:table-row table:style-name="ro1" table:number-rows-repeated="1048551">
          <table:table-cell table:number-columns-repeated="7"/>
          <table:table-cell table:content-validation-name="val2"/>
          <table:table-cell table:content-validation-name="val3"/>
          <table:table-cell table:content-validation-name="val4"/>
          <table:table-cell table:number-columns-repeated="16374"/>
        </table:table-row>
        <table:table-row table:style-name="ro1">
          <table:table-cell table:number-columns-repeated="7"/>
          <table:table-cell table:content-validation-name="val2"/>
          <table:table-cell table:content-validation-name="val3"/>
          <table:table-cell table:content-validation-name="val4"/>
          <table:table-cell table:number-columns-repeated="16374"/>
        </table:table-row>
        <table:named-expressions>
          <table:named-range table:name="data" table:base-cell-address="$duplicates.$B$2" table:cell-range-address="$duplicates.$B$2:.$K$1048576" table:range-usable-as="filter"/>
        </table:named-expressions>
        <calcext:conditional-formats>
          <calcext:conditional-format calcext:target-range-address="duplicates.B10:duplicates.B17 duplicates.B3:duplicates.B8">
            <calcext:condition calcext:apply-style-name="Hyperlink" calcext:value="=[.D3:.D17]" calcext:base-cell-address="duplicates.B3"/>
          </calcext:conditional-format>
          <calcext:conditional-format calcext:target-range-address="duplicates.D10:duplicates.D17 duplicates.D3:duplicates.D8">
            <calcext:condition calcext:apply-style-name="Hyperlink" calcext:value="=[.B3:.B17]" calcext:base-cell-address="duplicates.D3"/>
          </calcext:conditional-format>
          <calcext:conditional-format calcext:target-range-address="duplicates.C10:duplicates.C17 duplicates.C3:duplicates.C8">
            <calcext:condition calcext:apply-style-name="Hyperlink" calcext:value="=[.E3:.E17]" calcext:base-cell-address="duplicates.C3"/>
          </calcext:conditional-format>
          <calcext:conditional-format calcext:target-range-address="duplicates.E10:duplicates.E17 duplicates.E3:duplicates.E8">
            <calcext:condition calcext:apply-style-name="Hyperlink" calcext:value="=[.C3:.C17]" calcext:base-cell-address="duplicates.E3"/>
          </calcext:conditional-format>
          <calcext:conditional-format calcext:target-range-address="duplicates.B9:duplicates.B9">
            <calcext:condition calcext:apply-style-name="Hyperlink" calcext:value="=[.D9:.D17]" calcext:base-cell-address="duplicates.B9"/>
          </calcext:conditional-format>
          <calcext:conditional-format calcext:target-range-address="duplicates.D9:duplicates.D9">
            <calcext:condition calcext:apply-style-name="Hyperlink" calcext:value="=[.B9:.B17]" calcext:base-cell-address="duplicates.D9"/>
          </calcext:conditional-format>
          <calcext:conditional-format calcext:target-range-address="duplicates.C9:duplicates.C9">
            <calcext:condition calcext:apply-style-name="Hyperlink" calcext:value="=[.E9:.E17]" calcext:base-cell-address="duplicates.C9"/>
          </calcext:conditional-format>
          <calcext:conditional-format calcext:target-range-address="duplicates.E9:duplicates.E9">
            <calcext:condition calcext:apply-style-name="Hyperlink" calcext:value="=[.C9:.C17]" calcext:base-cell-address="duplicates.E9"/>
          </calcext:conditional-format>
        </calcext:conditional-formats>
      </table:table>
      <table:table table:name="help" table:style-name="ta1">
        <table:table-column table:style-name="co10" table:default-cell-style-name="ce54"/>
        <table:table-column table:style-name="co11" table:default-cell-style-name="ce54"/>
        <table:table-column table:style-name="co12" table:default-cell-style-name="ce54"/>
        <table:table-column table:style-name="co13" table:default-cell-style-name="ce54"/>
        <table:table-column table:style-name="co14" table:number-columns-repeated="16380" table:default-cell-style-name="ce34"/>
        <table:table-row table:style-name="ro2">
          <table:table-cell table:style-name="ce43" office:value-type="string" calcext:value-type="string" table:number-columns-spanned="4" table:number-rows-spanned="1">
            <text:p>duplicates.ods - Enhanced Spreadsheet Analysis</text:p>
          </table:table-cell>
          <table:covered-table-cell table:number-columns-repeated="3"/>
          <table:table-cell table:number-columns-repeated="16380"/>
        </table:table-row>
        <table:table-row table:style-name="ro2">
          <table:table-cell table:style-name="ce43"/>
          <table:table-cell table:number-columns-repeated="16383"/>
        </table:table-row>
        <table:table-row table:style-name="ro3">
          <table:table-cell table:style-name="ce22" office:value-type="string" calcext:value-type="string" table:number-columns-spanned="4" table:number-rows-spanned="1">
            <text:p><text:span text:style-name="T1">Purpose</text:span>: Pre-formatted LibreOffice Calc spreadsheet with advanced filtering, visual indicators, and comprehensive file management capabilitie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Structure:</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duplicates sheet: <text:span text:style-name="T2">Main analysis area with enhanced layout and visual systems</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help sheet: <text:span text:style-name="T2">Contains complete usage instructions and macro documentation</text:span></text:p>
          </table:table-cell>
          <table:covered-table-cell table:number-columns-repeated="3" table:style-name="ce55"/>
          <table:table-cell table:number-columns-repeated="16380"/>
        </table:table-row>
        <table:table-row table:style-name="ro1">
          <table:table-cell table:style-name="ce46"/>
          <table:table-cell table:style-name="ce55" table:number-columns-repeated="3"/>
          <table:table-cell table:number-columns-repeated="16380"/>
        </table:table-row>
        <table:table-row table:style-name="ro4">
          <table:table-cell table:style-name="ce29" office:value-type="string" calcext:value-type="string" table:number-columns-spanned="4" table:number-rows-spanned="1">
            <text:p><text:s/>COLUMN LAYOUT</text:p>
          </table:table-cell>
          <table:covered-table-cell table:number-columns-repeated="3"/>
          <table:table-cell table:number-columns-repeated="16380"/>
        </table:table-row>
        <table:table-row table:style-name="ro1">
          <table:table-cell table:style-name="ce30" office:value-type="string" calcext:value-type="string">
            <text:p>Column</text:p>
          </table:table-cell>
          <table:table-cell table:style-name="ce30" office:value-type="string" calcext:value-type="string">
            <text:p>Name</text:p>
          </table:table-cell>
          <table:table-cell table:style-name="ce30" office:value-type="string" calcext:value-type="string">
            <text:p>Description</text:p>
          </table:table-cell>
          <table:table-cell table:style-name="ce30" office:value-type="string" calcext:value-type="string">
            <text:p>Special Features</text:p>
          </table:table-cell>
          <table:table-cell table:number-columns-repeated="16380"/>
        </table:table-row>
        <table:table-row table:style-name="ro1">
          <table:table-cell table:style-name="ce31" office:value-type="string" calcext:value-type="string">
            <text:p>A</text:p>
          </table:table-cell>
          <table:table-cell table:style-name="ce38" office:value-type="string" calcext:value-type="string">
            <text:p>Checkbox</text:p>
          </table:table-cell>
          <table:table-cell table:style-name="ce38" office:value-type="string" calcext:value-type="string">
            <text:p>Progress tracking with visual checkboxes</text:p>
          </table:table-cell>
          <table:table-cell table:style-name="ce38" office:value-type="string" calcext:value-type="string">
            <text:p>Format: [&gt;0]"☑";[=0]"☐";Standard</text:p>
          </table:table-cell>
          <table:table-cell table:number-columns-repeated="16380"/>
        </table:table-row>
        <table:table-row table:style-name="ro1">
          <table:table-cell table:style-name="ce31" office:value-type="string" calcext:value-type="string">
            <text:p>B</text:p>
          </table:table-cell>
          <table:table-cell table:style-name="ce38" office:value-type="string" calcext:value-type="string">
            <text:p>OriginalFolder</text:p>
          </table:table-cell>
          <table:table-cell table:style-name="ce38" office:value-type="string" calcext:value-type="string">
            <text:p>Path to original file location</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C</text:p>
          </table:table-cell>
          <table:table-cell table:style-name="ce38" office:value-type="string" calcext:value-type="string">
            <text:p>OriginalFile</text:p>
          </table:table-cell>
          <table:table-cell table:style-name="ce38" office:value-type="string" calcext:value-type="string">
            <text:p>Original filename</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D</text:p>
          </table:table-cell>
          <table:table-cell table:style-name="ce38" office:value-type="string" calcext:value-type="string">
            <text:p>DuplicateFolder</text:p>
          </table:table-cell>
          <table:table-cell table:style-name="ce38" office:value-type="string" calcext:value-type="string">
            <text:p>Path to duplicate file location</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E</text:p>
          </table:table-cell>
          <table:table-cell table:style-name="ce38" office:value-type="string" calcext:value-type="string">
            <text:p>DuplicateFile</text:p>
          </table:table-cell>
          <table:table-cell table:style-name="ce38" office:value-type="string" calcext:value-type="string">
            <text:p>Duplicate filename</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F</text:p>
          </table:table-cell>
          <table:table-cell table:style-name="ce38" office:value-type="string" calcext:value-type="string">
            <text:p>Size</text:p>
          </table:table-cell>
          <table:table-cell table:style-name="ce38" office:value-type="string" calcext:value-type="string">
            <text:p>File size in bytes</text:p>
          </table:table-cell>
          <table:table-cell table:style-name="ce38" office:value-type="string" calcext:value-type="string">
            <text:p>Standard sorting/filtering</text:p>
          </table:table-cell>
          <table:table-cell table:number-columns-repeated="16380"/>
        </table:table-row>
        <table:table-row table:style-name="ro1">
          <table:table-cell table:style-name="ce31" office:value-type="string" calcext:value-type="string">
            <text:p>G</text:p>
          </table:table-cell>
          <table:table-cell table:style-name="ce38" office:value-type="string" calcext:value-type="string">
            <text:p>Hash</text:p>
          </table:table-cell>
          <table:table-cell table:style-name="ce38" office:value-type="string" calcext:value-type="string">
            <text:p>File verification hash</text:p>
          </table:table-cell>
          <table:table-cell table:style-name="ce38" office:value-type="string" calcext:value-type="string">
            <text:p>Data integrity checking</text:p>
          </table:table-cell>
          <table:table-cell table:number-columns-repeated="16380"/>
        </table:table-row>
        <table:table-row table:style-name="ro1">
          <table:table-cell table:style-name="ce31" office:value-type="string" calcext:value-type="string">
            <text:p>H</text:p>
          </table:table-cell>
          <table:table-cell table:style-name="ce38" office:value-type="string" calcext:value-type="string">
            <text:p>KeepOrig</text:p>
          </table:table-cell>
          <table:table-cell table:style-name="ce38" office:value-type="string" calcext:value-type="string">
            <text:p>Keep original decision</text:p>
          </table:table-cell>
          <table:table-cell table:style-name="ce38" office:value-type="string" calcext:value-type="string">
            <text:p>YES/NO/REVIEW with color coding</text:p>
          </table:table-cell>
          <table:table-cell table:number-columns-repeated="16380"/>
        </table:table-row>
        <table:table-row table:style-name="ro1">
          <table:table-cell table:style-name="ce31" office:value-type="string" calcext:value-type="string">
            <text:p>I</text:p>
          </table:table-cell>
          <table:table-cell table:style-name="ce38" office:value-type="string" calcext:value-type="string">
            <text:p>KeepDup</text:p>
          </table:table-cell>
          <table:table-cell table:style-name="ce38" office:value-type="string" calcext:value-type="string">
            <text:p>Keep duplicate decision</text:p>
          </table:table-cell>
          <table:table-cell table:style-name="ce38" office:value-type="string" calcext:value-type="string">
            <text:p>YES/NO/REVIEW with color coding</text:p>
          </table:table-cell>
          <table:table-cell table:number-columns-repeated="16380"/>
        </table:table-row>
        <table:table-row table:style-name="ro1">
          <table:table-cell table:style-name="ce31" office:value-type="string" calcext:value-type="string">
            <text:p>J</text:p>
          </table:table-cell>
          <table:table-cell table:style-name="ce38" office:value-type="string" calcext:value-type="string">
            <text:p>Action</text:p>
          </table:table-cell>
          <table:table-cell table:style-name="ce38" office:value-type="string" calcext:value-type="string">
            <text:p>Recommended action</text:p>
          </table:table-cell>
          <table:table-cell table:style-name="ce38" office:value-type="string" calcext:value-type="string">
            <text:p>DELETE_ORIGINAL/DELETE_DUPLICATE/etc.</text:p>
          </table:table-cell>
          <table:table-cell table:number-columns-repeated="16380"/>
        </table:table-row>
        <table:table-row table:style-name="ro1">
          <table:table-cell table:style-name="ce31" office:value-type="string" calcext:value-type="string">
            <text:p>K</text:p>
          </table:table-cell>
          <table:table-cell table:style-name="ce38" office:value-type="string" calcext:value-type="string">
            <text:p>NOTES</text:p>
          </table:table-cell>
          <table:table-cell table:style-name="ce38" office:value-type="string" calcext:value-type="string">
            <text:p>User documentation</text:p>
          </table:table-cell>
          <table:table-cell table:style-name="ce38" office:value-type="string" calcext:value-type="string">
            <text:p>Free-form text for decision notes</text:p>
          </table:table-cell>
          <table:table-cell table:number-columns-repeated="16380"/>
        </table:table-row>
        <table:table-row table:style-name="ro1">
          <table:table-cell table:style-name="ce23" office:value-type="string" calcext:value-type="string" table:number-columns-spanned="4" table:number-rows-spanned="1">
            <text:p>Key Layout Changes:</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Data starts at Column B (A1 reserved for filter state indicator)</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SV import at B3 </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Extended to Column K for notes and documentation</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onditional formatting on path/filename columns (B-E)</text:p>
          </table:table-cell>
          <table:covered-table-cell table:number-columns-repeated="3" table:style-name="ce57"/>
          <table:table-cell table:number-columns-repeated="16380"/>
        </table:table-row>
        <table:table-row table:style-name="ro1">
          <table:table-cell table:style-name="ce50"/>
          <table:table-cell table:style-name="ce57" table:number-columns-repeated="3"/>
          <table:table-cell table:number-columns-repeated="16380"/>
        </table:table-row>
        <table:table-row table:style-name="ro4">
          <table:table-cell table:style-name="ce29" office:value-type="string" calcext:value-type="string" table:number-columns-spanned="4" table:number-rows-spanned="1">
            <text:p>ENHANCED VISUAL SYSTEM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1. Checkbox Progress Tracking (Column A)</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Format Code: [&gt;0]"☑";[=0]"☐";Standard</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Usage: Enter any positive number → Shows ☑ (processed)</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Usage: Enter 0 or empty → Shows ☐ (unprocessed)</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Benefit: Visual progress tracking without affecting data integrity</text:p>
          </table:table-cell>
          <table:covered-table-cell table:number-columns-repeated="3" table:style-name="ce57"/>
          <table:table-cell table:number-columns-repeated="16380"/>
        </table:table-row>
        <table:table-row table:style-name="ro1">
          <table:table-cell table:style-name="ce23" office:value-type="string" calcext:value-type="string" table:number-columns-spanned="4" table:number-rows-spanned="1">
            <text:p>2. Conditional Formatting Rules Applied to: B3:B999992, C3:C999992, D3:D999992, E3:E999992</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Rule 1: OriginalFolder = DuplicateFolder (B=D)</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Rule 2: OriginalFile = DuplicateFile (C=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Rule 3: DuplicateFolder = OriginalFolder (D=B)</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Rule 4: DuplicateFile = OriginalFile (E=C)</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Visual Effect: Matching cells display as hyperlink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Purpose: Instantly identify identical filenames or folder paths</text:p>
          </table:table-cell>
          <table:covered-table-cell table:number-columns-repeated="3" table:style-name="ce57"/>
          <table:table-cell table:number-columns-repeated="16380"/>
        </table:table-row>
        <table:table-row table:style-name="ro1">
          <table:table-cell table:style-name="ce23" office:value-type="string" calcext:value-type="string" table:number-columns-spanned="4" table:number-rows-spanned="1">
            <text:p>3. Filter State Management</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Indicator Cell: A1 shows "FILTERED: [value]" when filter is activ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Visual Confirmation: Always know current filter statu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Quick Reset: Ctrl+0 to clear filter state manually</text:p>
          </table:table-cell>
          <table:covered-table-cell table:number-columns-repeated="3" table:style-name="ce57"/>
          <table:table-cell table:number-columns-repeated="16380"/>
        </table:table-row>
        <table:table-row table:style-name="ro1">
          <table:table-cell table:style-name="ce50"/>
          <table:table-cell table:style-name="ce57" table:number-columns-repeated="3"/>
          <table:table-cell table:number-columns-repeated="16380"/>
        </table:table-row>
        <table:table-row table:style-name="ro4">
          <table:table-cell table:style-name="ce29" office:value-type="string" calcext:value-type="string" table:number-columns-spanned="4" table:number-rows-spanned="1">
            <text:p>ADVANCED FILTERING CAPABILITIE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Smart Toggle System:</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Ctrl+9 or Toolbar Button: One-click filtering by active cell content</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Works on any column: Paths, filenames, sizes, actions, etc.</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State Persistence: Filter status saved in A1</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Quick Clear: Ctrl+0 for manual reset</text:p>
          </table:table-cell>
          <table:covered-table-cell table:number-columns-repeated="3" table:style-name="ce57"/>
          <table:table-cell table:number-columns-repeated="16380"/>
        </table:table-row>
        <table:table-row table:style-name="ro1">
          <table:table-cell table:style-name="ce23" office:value-type="string" calcext:value-type="string" table:number-columns-spanned="4" table:number-rows-spanned="1">
            <text:p>Enhanced AutoFilter:</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Pre-configured on all data column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Dropdown filtering on column header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ombination filtering with smart toggle system</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Performance optimized for large datasets</text:p>
          </table:table-cell>
          <table:covered-table-cell table:number-columns-repeated="3" table:style-name="ce57"/>
          <table:table-cell table:number-columns-repeated="16380"/>
        </table:table-row>
        <table:table-row table:style-name="ro1">
          <table:table-cell table:style-name="ce50"/>
          <table:table-cell table:style-name="ce57" table:number-columns-repeated="3"/>
          <table:table-cell table:number-columns-repeated="16380"/>
        </table:table-row>
        <table:table-row table:style-name="ro4">
          <table:table-cell table:style-name="ce29" office:value-type="string" calcext:value-type="string" table:number-columns-spanned="4" table:number-rows-spanned="1">
            <text:p>COMPREHENSIVE MACRO SYSTEM</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Keyboard Shortcuts:</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F3: Open in File Manager (dual-location support)</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3: MarkKeepOriginal (with color coding and checkbox auto-advanc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4: MarkKeepDuplicate (with color coding and checkbox auto-advanc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6: MarkNeedsReview (yellow highlighting)</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7: ShowStatistics (progress tracking including checkbox count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8: ClearDecisions (reset selected row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9: ToggleFilterByActiveCell (smart filter toggl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0: ClearFilterState (manual filter reset)</text:p>
          </table:table-cell>
          <table:covered-table-cell table:number-columns-repeated="3" table:style-name="ce57"/>
          <table:table-cell table:number-columns-repeated="16380"/>
        </table:table-row>
        <table:table-row table:style-name="ro1">
          <table:table-cell table:style-name="ce23" office:value-type="string" calcext:value-type="string" table:number-columns-spanned="4" table:number-rows-spanned="1">
            <text:p>Toolbar Integration:</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Filter Toggle Button: Visual alternative to Ctrl+9</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Icon: Filter symbol for easy recognition</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Function: Same as keyboard shortcut but mouse-accessibl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Visual Feedback: Button state reflects filter status</text:p>
          </table:table-cell>
          <table:covered-table-cell table:number-columns-repeated="3" table:style-name="ce57"/>
          <table:table-cell table:number-columns-repeated="16380"/>
        </table:table-row>
        <table:table-row table:style-name="ro1">
          <table:table-cell table:style-name="ce50"/>
          <table:table-cell table:style-name="ce57" table:number-columns-repeated="3"/>
          <table:table-cell table:number-columns-repeated="16380"/>
        </table:table-row>
        <table:table-row table:style-name="ro4">
          <table:table-cell table:style-name="ce29" office:value-type="string" calcext:value-type="string" table:number-columns-spanned="4" table:number-rows-spanned="1">
            <text:p>WORKFLOW ENHANCEMENT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Efficient Processing Sequence:</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1. Import CSV data starting at B1 (not A1)</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text:span text:style-name="T3">2. </text:span>Sort by file size (Column F) for priority processing</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text:span text:style-name="T3">3. </text:span>Process each row: </text:p>
          </table:table-cell>
          <table:covered-table-cell table:number-columns-repeated="3" table:style-name="ce55"/>
          <table:table-cell table:number-columns-repeated="16380"/>
        </table:table-row>
        <table:table-row table:style-name="ro1">
          <table:table-cell table:style-name="ce33" office:value-type="string" calcext:value-type="string" table:number-columns-spanned="4" table:number-rows-spanned="1">
            <text:p>Click cell, press F3 to view files</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Make decision with Ctrl+3/4/6</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Mark processed with positive number in Column A (shows ☑)</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Add notes in Column K if needed</text:p>
          </table:table-cell>
          <table:covered-table-cell table:number-columns-repeated="3" table:style-name="ce40"/>
          <table:table-cell table:number-columns-repeated="16380"/>
        </table:table-row>
        <table:table-row table:style-name="ro1">
          <table:table-cell table:style-name="ce46" office:value-type="string" calcext:value-type="string" table:number-columns-spanned="4" table:number-rows-spanned="1">
            <text:p><text:span text:style-name="T3">4. </text:span>Use visual cues: </text:p>
          </table:table-cell>
          <table:covered-table-cell table:number-columns-repeated="3" table:style-name="ce55"/>
          <table:table-cell table:number-columns-repeated="16380"/>
        </table:table-row>
        <table:table-row table:style-name="ro1">
          <table:table-cell table:style-name="ce33" office:value-type="string" calcext:value-type="string" table:number-columns-spanned="4" table:number-rows-spanned="1">
            <text:p>Checkbox progress tracking</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Conditional formatting for identical files/folders</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Color coding for decisions</text:p>
          </table:table-cell>
          <table:covered-table-cell table:number-columns-repeated="3" table:style-name="ce40"/>
          <table:table-cell table:number-columns-repeated="16380"/>
        </table:table-row>
        <table:table-row table:style-name="ro1">
          <table:table-cell table:style-name="ce46" office:value-type="string" calcext:value-type="string" table:number-columns-spanned="4" table:number-rows-spanned="1">
            <text:p><text:span text:style-name="T3">5. </text:span>Filter management: </text:p>
          </table:table-cell>
          <table:covered-table-cell table:number-columns-repeated="3" table:style-name="ce55"/>
          <table:table-cell table:number-columns-repeated="16380"/>
        </table:table-row>
        <table:table-row table:style-name="ro1">
          <table:table-cell table:style-name="ce33" office:value-type="string" calcext:value-type="string" table:number-columns-spanned="4" table:number-rows-spanned="1">
            <text:p>Ctrl+9 to filter by any criteria</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A1 shows filter status</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Ctrl+0 to clear if needed</text:p>
          </table:table-cell>
          <table:covered-table-cell table:number-columns-repeated="3" table:style-name="ce40"/>
          <table:table-cell table:number-columns-repeated="16380"/>
        </table:table-row>
        <table:table-row table:style-name="ro1">
          <table:table-cell table:style-name="ce23" office:value-type="string" calcext:value-type="string" table:number-columns-spanned="4" table:number-rows-spanned="1">
            <text:p>Visual Decision Support:</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text:span text:style-name="T1">Green backgrounds: </text:span>Files marked to keep</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text:span text:style-name="T1">Red backgrounds: </text:span>Files marked for deletion</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text:span text:style-name="T1">Yellow backgrounds: </text:span>Files needing review</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text:span text:style-name="T1">Hyperlink style: </text:span>Identical filenames or paths (conditional formatting)</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text:span text:style-name="T1">Checkbox states: </text:span>Visual processing progress</text:p>
          </table:table-cell>
          <table:covered-table-cell table:number-columns-repeated="3" table:style-name="ce57"/>
          <table:table-cell table:number-columns-repeated="16380"/>
        </table:table-row>
        <table:table-row table:style-name="ro4">
          <table:table-cell table:style-name="ce29" office:value-type="string" calcext:value-type="string" table:number-columns-spanned="4" table:number-rows-spanned="1">
            <text:p>TECHNICAL IMPROVEMENT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Performance Optimizations:</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Smart filter detection: <text:span text:style-name="T2">Uses A1 cell for instant toggle</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Conditional formatting range: <text:span text:style-name="T2">Limited to data area (rows 3-999992)</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Efficient checkbox system: <text:span text:style-name="T2">No complex calculations</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Streamlined macros: <text:span text:style-name="T2">Reduced API calls for faster execution</text:span></text:p>
          </table:table-cell>
          <table:covered-table-cell table:number-columns-repeated="3" table:style-name="ce55"/>
          <table:table-cell table:number-columns-repeated="16380"/>
        </table:table-row>
        <table:table-row table:style-name="ro1">
          <table:table-cell table:style-name="ce23" office:value-type="string" calcext:value-type="string" table:number-columns-spanned="4" table:number-rows-spanned="1">
            <text:p>Data Integrity Features:</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Column A isolation: <text:span text:style-name="T2">User tracking doesn't affect data</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Notes column: <text:span text:style-name="T2">Document decision rationale</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Hash verification: <text:span text:style-name="T2">Built-in data integrity checking</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Conditional formatting: <text:span text:style-name="T2">Visual verification of identical files</text:span></text:p>
          </table:table-cell>
          <table:covered-table-cell table:number-columns-repeated="3" table:style-name="ce55"/>
          <table:table-cell table:number-columns-repeated="16380"/>
        </table:table-row>
        <table:table-row table:style-name="ro1">
          <table:table-cell table:style-name="ce23" office:value-type="string" calcext:value-type="string" table:number-columns-spanned="4" table:number-rows-spanned="1">
            <text:p>Compatibility Features:</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File Manager Detection: <text:span text:style-name="T2">Automatic Nemo/Krusader selection</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Path Handling: <text:span text:style-name="T2">Robust handling of special characters</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Large Dataset Support: <text:span text:style-name="T2">Optimized for thousands of duplicate relationships</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Export Ready: <text:span text:style-name="T2">Filtered data easily exportable for automation scripts</text:span></text:p>
          </table:table-cell>
          <table:covered-table-cell table:number-columns-repeated="3" table:style-name="ce55"/>
          <table:table-cell table:number-columns-repeated="16380"/>
        </table:table-row>
        <table:table-row table:style-name="ro4">
          <table:table-cell table:style-name="ce29" office:value-type="string" calcext:value-type="string" table:number-columns-spanned="4" table:number-rows-spanned="1">
            <text:p>SETUP REQUIREMENT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Macro Security:</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Tools → Options → LibreOffice → Security → Macro Security (Medium/Low)</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Keyboard Shortcuts Setup:</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Tools → Customize → Keyboard</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Assign all shortcuts (F3, Ctrl+3, Ctrl+4, Ctrl+6, Ctrl+7, Ctrl+8, Ctrl+9, Ctrl+0)</text:p>
          </table:table-cell>
          <table:covered-table-cell table:number-columns-repeated="3" table:style-name="ce55"/>
          <table:table-cell table:number-columns-repeated="16380"/>
        </table:table-row>
        <table:table-row table:style-name="ro1">
          <table:table-cell table:style-name="ce23" office:value-type="string" calcext:value-type="string" table:number-columns-spanned="4" table:number-rows-spanned="1">
            <text:p>File Manager Installation:</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Primary: sudo apt install nemo</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Optional: sudo apt install krusader (for dual-pane interface)</text:p>
          </table:table-cell>
          <table:covered-table-cell table:number-columns-repeated="3" table:style-name="ce55"/>
          <table:table-cell table:number-columns-repeated="16380"/>
        </table:table-row>
        <table:table-row table:style-name="ro1">
          <table:table-cell table:style-name="ce23" office:value-type="string" calcext:value-type="string" table:number-columns-spanned="4" table:number-rows-spanned="1">
            <text:p>Data Import Process:</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Open duplicates.ods</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Copy entire CSV content</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Paste at cell B3</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Column A remains available for checkbox progress tracking</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Use enhanced filtering and visual systems for analysis</text:p>
          </table:table-cell>
          <table:covered-table-cell table:number-columns-repeated="3" table:style-name="ce55"/>
          <table:table-cell table:number-columns-repeated="16380"/>
        </table:table-row>
        <table:table-row table:style-name="ro1">
          <table:table-cell table:style-name="ce34" table:number-columns-repeated="4"/>
          <table:table-cell table:number-columns-repeated="16380"/>
        </table:table-row>
        <table:table-row table:style-name="ro5">
          <table:table-cell table:style-name="ce35" office:value-type="string" calcext:value-type="string" table:number-columns-spanned="4" table:number-rows-spanned="1">
            <text:p>This updated version provides a more sophisticated and user-friendly experience while maintaining compatibility with the existing workflow and data formats.</text:p>
          </table:table-cell>
          <table:covered-table-cell table:number-columns-repeated="3" table:style-name="ce41"/>
          <table:table-cell table:number-columns-repeated="16380"/>
        </table:table-row>
        <table:table-row table:style-name="ro1" table:number-rows-repeated="1048447">
          <table:table-cell table:number-columns-repeated="16384"/>
        </table:table-row>
        <table:table-row table:style-name="ro1">
          <table:table-cell table:number-columns-repeated="16384"/>
        </table:table-row>
      </table:table>
      <table:named-expressions/>
      <table:database-ranges>
        <table:database-range table:name="fullData" table:target-range-address="duplicates.A2:duplicates.K100000"/>
        <table:database-range table:name="__Anonymous_Sheet_DB__0" table:target-range-address="duplicates.B2:duplicates.K1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6P0" style:volatile="true">
      <number:text>☑</number:text>
    </number:number-style>
    <number:number-style style:name="N116P1" style:volatile="true">
      <number:text>☐</number:text>
    </number:number-style>
    <number:number-style style:name="N116">
      <number:number number:min-integer-digits="1"/>
      <style:map style:condition="value()=0" style:apply-style-name="N116P0"/>
      <style:map style:condition="value()=0" style:apply-style-name="N116P1"/>
    </number:number-style>
    <number:number-style style:name="N117P0" style:volatile="true">
      <number:text>☑</number:text>
    </number:number-style>
    <number:number-style style:name="N117P1" style:volatile="true">
      <number:text>☐</number:text>
    </number:number-style>
    <number:number-style style:name="N117">
      <number:number number:min-integer-digits="1"/>
      <style:map style:condition="value()=1" style:apply-style-name="N117P0"/>
      <style:map style:condition="value()=0" style:apply-style-name="N117P1"/>
    </number:number-style>
    <number:number-style style:name="N118P0" style:volatile="true">
      <number:text>☑</number:text>
    </number:number-style>
    <number:number-style style:name="N118P1" style:volatile="true">
      <number:text>☐</number:text>
    </number:number-style>
    <number:number-style style:name="N118">
      <number:number number:min-integer-digits="1"/>
      <style:map style:condition="value()&gt;0" style:apply-style-name="N118P0"/>
      <style:map style:condition="value()=0" style:apply-style-name="N118P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4">00/00/0000</text:date>, <text:time style:data-style-name="N2" text:time-value="05:08:27.1596790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14T01:54:08.178691938</dc:date>
    <meta:editing-duration>P4DT5H26M52S</meta:editing-duration>
    <meta:editing-cycles>137</meta:editing-cycles>
    <meta:generator>LibreOffice/24.2.7.2$Linux_X86_64 LibreOffice_project/420$Build-2</meta:generator>
    <meta:print-date>2025-08-02T17:15:40.873478540</meta:print-date>
    <meta:printed-by>PDF files</meta:printed-by>
    <meta:document-statistic meta:table-count="2" meta:cell-count="295"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Enhanced Krusader integration with external script support
' - Smart fallback system - if preferred manager fails, tries alternatives
' - Quick decision marking with color coding
' - Automatic cursor advancement for efficient workflow
' - Decision statistics and clearing functions
' - Support for external launch_krusader.sh script
' - Protected rows: Row 1 (subtotals) and Row 2 (headers) are protected
' - Centralized validation and data extraction
'
' SETUP:
' 1. Enable macros: Tools → Options → Security → Macro Security (Medium)
' 2. Assign keyboard shortcuts: Tools → Customize → Keyboard
'    F3: OpenInNemoFromActiveCell (Nemo preference with Krusader fallback)
'    Alt+F3: OpenInKrusaderFromActiveCell (Krusader preference with Nemo fallback)
'    Ctrl+3: MarkKeepOriginal, Ctrl+4: MarkKeepDuplicate, Ctrl+6: MarkNeedsReview
'    Alt+3: MarkSoftLinkOriginal, Alt+4: MarkSoftLinkDuplicate
'    Ctrl+Alt+3: MarkHardLinkOriginal, Ctrl+Alt+4: MarkHardLinkDuplicate
'    Ctrl+8: ClearDecisions, Ctrl+9: ToggleFilterByActiveCell, Ctrl+0: ClearFilterState
'    Ctrl+7: ShowStatistics
' 3. Install file managers: sudo apt install nemo krusader
' 4. Optional: Configure external Krusader script path in LaunchKrusader function
'
' PROTECTED ROWS STRUCTURE:
' - Row 1: Reserved for subtotals and summary calculations (PROTECTED)
' - Row 2: Reserved for column headers (PROTECTED)  
' - Row 3+: Data rows where all operations are performed
' - All functions automatically check for protected rows and show warnings
' - Statistics and filtering functions properly handle protected rows
' - ClearDecisions skips protected rows even if selected in range
'
' USAGE WORKFLOW:
' 1. Row 1: Add subtotal formulas (e.g., =SUM(F3:F1000) for total duplicate size)
' 2. Row 2: Column headers (OrigPath, OrigFile, DupPath, DupFile, Size, Hash, Keep_Original, Keep_Duplicate, Action)
' 3. Row 3+: Import CSV data from czkawka into columns B-G
' 4. Sort by file size (column F) to prioritize large duplicates
' 5. For each row: F3 (Nemo) or Alt+F3 (Krusader) to open both file locations
' 6. Make decision: Ctrl+3 (keep original), Ctrl+4 (keep duplicate), Ctrl+6 (review later)
' 7. Advanced: Alt+3/Alt+4 (soft links), Ctrl+Alt+3/Ctrl+Alt+4 (hard links)
' 8. Use Ctrl+7 to check progress, Ctrl+9 to filter by active cell content
' 9. Export filtered decisions for automated cleanup processing
'
' REFACTORING IMPROVEMENTS:
' - Centralized validation in ValidateAndGetFileData() function
' - Smart fallback system in both main functions
' - Eliminated code duplication between file manager functions
' - Enhanced error handling and user feedback
' - Clean separation between Nemo-preferred and Krusader-preferred workflows
'
' Author: Enhanced for Czkawka project with smart file manager integration
' Date: August 2025
' ============================================================================

' VALIDATION AND DATA EXTRACTION FUNCTION
' ============================================================================

Function ValidateAndGetFileData() As Variant
    ' Validates current cell position and extracts file data for file manager operations
    ' Returns: Array with file data [leftPath, leftFile, rightPath, rightFile] or Empty on failure
    ' PROTECTED: Rows 1 (subtotals) and 2 (headers) are protected from file operations
    ' 
    ' This centralized function eliminates code duplication and ensures consistent
    ' validation across all file manager integration functions
    
    Dim currentRow As Long
    Dim leftPath As String, leftFile As String
    Dim rightPath As String, rightFile As String
    Dim sheet As Object
    Dim fileData(3) As String
    
    ' Get the active sheet and cell position
    sheet = ThisComponent.getCurrentController().getActiveSheet()
    currentRow = ThisComponent.getCurrentController().getSelection().getRangeAddress().StartRow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ValidateAndGetFileData = Empty
        Exit Function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ValidateAndGetFileData = Empty
        Exit Function
    End If
    
    ' Return validated file data as array
    fileData(0) = leftPath
    fileData(1) = leftFile
    fileData(2) = rightPath
    fileData(3) = rightFile
    
    ValidateAndGetFileData = fileData
End Function

' MAIN FILE MANAGER INTEGRATION FUNCTIONS
' ============================================================================

Sub OpenInNemoFromActiveCell()
    ' Opens both original and duplicate file locations with Nemo preference
    ' Smart fallback order: 1st Nemo (tab support), 2nd Krusader (dual-pane), 3rd System default
    ' 
    ' KEYBOARD SHORTCUT: F3
    ' 
    ' Nemo is preferred for general file browsing with excellent tab support and file selection.
    ' If Nemo fails, automatically falls back to Krusader, then system default file manager.
    ' All validation and error handling is centralized through ValidateAndGetFileData().
    
    Dim fileData As Variant
    Dim leftPath As String, leftFile As String
    Dim rightPath As String, rightFile As String
    
    ' Validate and get file data using centralized function
    fileData = ValidateAndGetFileData()
    If IsEmpty(fileData) Then Exit Sub
    
    ' Extract file data from returned array
    leftPath = fileData(0)
    leftFile = fileData(1)
    rightPath = fileData(2)
    rightFile = fileData(3)
    
    ' Try file managers in Nemo-preferred order with smart fallback
    
    ' 1st choice: Nemo with tab support (preferred choice for this function)
    If LaunchNemo(leftPath, rightPath, leftFile, rightFile) Then
        Exit Sub
    End If
    
    ' 2nd choice: Krusader with dual-pane view (good fallback for comparisons)
    If LaunchKrusader(leftPath, rightPath, leftFile, rightFile) Then
        Exit Sub
    End If
    
    ' Final fallback: Open both locations in separate windows using system default
    LaunchSeparateWindows(leftPath, rightPath, leftFile, rightFile)
End Sub

' ============================================================================
Sub OpenInKrusaderFromActiveCell()
    ' Opens both original and duplicate file locations with Krusader preference
    ' Smart fallback order: 1st Krusader (dual-pane + script), 2nd Nemo (tabs), 3rd System default
    ' 
    ' KEYBOARD SHORTCUT: Alt+F3
    ' 
    ' Krusader is preferred for file comparisons with excellent dual-pane layout and
    ' enhanced script support for direct file selection. If Krusader fails, automatically 
    ' falls back to Nemo, then system default file manager.
    ' All validation and error handling is centralized through ValidateAndGetFileData().
    
    Dim fileData As Variant
    Dim leftPath As String, leftFile As String
    Dim rightPath As String, rightFile As String
    
    ' Validate and get file data using centralized function
    fileData = ValidateAndGetFileData()
    If IsEmpty(fileData) Then Exit Sub
    
    ' Extract file data from returned array
    leftPath = fileData(0)
    leftFile = fileData(1)
    rightPath = fileData(2)
    rightFile = fileData(3)
    
    ' Try file managers in Krusader-preferred order with smart fallback
    
    ' 1st choice: Krusader with enhanced script support (preferred choice for this function)
    If LaunchKrusader(leftPath, rightPath, leftFile, rightFile) Then
        Exit Sub
    End If
    
    ' 2nd choice: Nemo with tab support (good fallback for file browsing)
    If LaunchNemo(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Enhanced Krusader launcher with multiple fallback strategies and script support
    ' Attempts external script first for best file selection, then direct commands
    ' 
    ' Strategy 1: External script (best file selection and positioning)
    ' Strategy 2: Direct command with profile parameter
    ' Strategy 3: Basic direct command
    ' 
    ' Configure scriptPath variable below to match your installation
    
    On Error GoTo KrusaderError
    Dim command As String
    Dim scriptPath As String
    Dim useScript As Boolean
    
    ' Define the script path - CONFIGURE THIS TO MATCH YOUR INSTALLATION
    scriptPath = "~/opt/czkawka-cli/production/scripts/launch_krusader.sh"
    useScript = True
    
    ' Strategy 1: Try the external script first (best option for file selection)
    If useScript Then
        On Error GoTo TryDirectCommand
        command = scriptPath &amp; " """ &amp; leftPath &amp; """ """ &amp; rightPath &amp; """"
        Shell(command, 1)
        LaunchKrusader = True
        Exit Function
    End If
    
TryDirectCommand:
    ' Strategy 2: Direct Krusader command with enhanced parameters
    On Error GoTo TryBasicCommand
    
    ' Try with profile parameter for dual-pane mode
    command = "krusader --profile=panel --left=""" &amp; leftPath &amp; """ --right=""" &amp; rightPath &amp; """"
    Shell(command, 1)
    LaunchKrusader = True
    Exit Function
    
TryBasicCommand:
    ' Strategy 3: Basic Krusader command (final fallback)
    On Error GoTo KrusaderError
    command = "krusader --left=""" &amp; leftPath &amp; """ --right=""" &amp; rightPath &amp; """"
    Shell(command, 1)
    LaunchKrusader = True
    Exit Function
    
KrusaderError:
    ' All strategies failed
    LaunchKrusader = False
End Function

' ============================================================================
Function LaunchNemo(leftPath As String, rightPath As String, leftFile As String, rightFile As String) As Boolean
    ' Launches Nemo file manager with both locations in separate tabs
    ' Attempts to open specific files directly for easier identification
    ' Uses Nemo's tab support (-t parameter) for better organization
    
    On Error GoTo NemoError
    Dim command As String
    
    ' Launch Nemo with both file paths - this opens tabs and selects the files
    command = "nemo -t """ &amp; leftPath &amp; "/" &amp; leftFile &amp; """ """ &amp; rightPath &amp; "/" &amp; rightFile &amp; """"
    Shell(command, 1)
    
    LaunchNemo = True
    Exit Function
    
NemoError:
    ' Nemo not available or command failed
    LaunchNemo = False
End Function

' ============================================================================
Sub LaunchSeparateWindows(leftPath As String, rightPath As String, leftFile As String, rightFile As String)
    ' Final fallback: opens both file locations in separate file manager windows
    ' Uses system default file manager for maximum compatibility when specialized managers fail
    ' Attempts to open files directly first, falls back to opening containing folders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Nemo as system default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using xdg-open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 ============================================================================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 ============================================================================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cellG = sheet.getCellByPosition(7, currentRow)
    cellH = sheet.getCellByPosition(8, currentRow)
    
    cellG.setPropertyValue("CellBackColor", RGB(255, 182, 193)) ' Light red
    cellH.setPropertyValue("CellBackColor", RGB(255, 182, 193)) ' Light red
    
    ' Move to next row for efficient workflow
    MoveToNextRow()
End Sub

' ============================================================================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cellG = sheet.getCellByPosition(7, currentRow)
    cellH = sheet.getCellByPosition(8, currentRow)
    
    cellG.setPropertyValue("CellBackColor", RGB(255, 255, 180)) ' Light yellow
    cellH.setPropertyValue("CellBackColor", RGB(255, 255, 180)) ' Light yellow
    
    ' Move to next row for efficient workflow
    MoveToNextRow()
End Sub

' SOFT LINK FUNCTIONS
' ============================================================================

Sub MarkSoftLinkOriginal()
    ' Marks decision to keep the original file and soft link the duplicate to it
    ' Updates columns H=YES, I=LINK, J=SOFT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Soft link duplicate
    sheet.getCellByPosition(9, currentRow).setString("SOFT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3, 216, 230)) ' Light blue (link)
    
    ' Move to next row for efficient workflow
    MoveToNextRow()
End Sub

' ============================================================================
Sub MarkSoftLinkDuplicate()
    ' Marks decision to keep the duplicate file and soft link the original to it
    ' Updates columns H=LINK, I=YES, J=SOFT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SoftLinkOriginal
    sheet.getCellByPosition(7, currentRow).setString("LINK")             ' Column H: Soft link original
    sheet.getCellByPosition(8, currentRow).setString("YES")              ' Column I: Keep duplicate
    sheet.getCellByPosition(9, currentRow).setString("SOFTLINK_ORIGINAL") ' Column J: Action to take
    
    ' Apply visual color coding
    cellG = sheet.getCellByPosition(7, currentRow)
    cellH = sheet.getCellByPosition(8, currentRow)
    
    cellG.setPropertyValue("CellBackColor", RGB(173, 216, 230)) ' Light blue (link)
    cellH.setPropertyValue("CellBackColor", RGB(144, 238, 144)) ' Light green (keep)
    
    ' Move to next row for efficient workflow
    MoveToNextRow()
End Sub

' HARD LINK FUNCTIONS
' ============================================================================

Sub MarkHardLinkOriginal()
    ' Marks decision to keep the original file and hard link the duplicate to it
    ' Updates columns H=YES, I=LINK, J=HARD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Hard link duplicate
    sheet.getCellByPosition(9, currentRow).setString("HARD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6, 224, 230)) ' Light teal (hard link)
    
    ' Move to next row for efficient workflow
    MoveToNextRow()
End Sub

' ============================================================================
Sub MarkHardLinkDuplicate()
    ' Marks decision to keep the duplicate file and hard link the original to it
    ' Updates columns H=LINK, I=YES, J=HARD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HardLinkOriginal
    sheet.getCellByPosition(7, currentRow).setString("LINK")             ' Column H: Hard link original
    sheet.getCellByPosition(8, currentRow).setString("YES")              ' Column I: Keep duplicate
    sheet.getCellByPosition(9, currentRow).setString("HARDLINK_ORIGINAL") ' Column J: Action to take
    
    ' Apply visual color coding
    cellG = sheet.getCellByPosition(7, currentRow)
    cellH = sheet.getCellByPosition(8, currentRow)
    
    cellG.setPropertyValue("CellBackColor", RGB(176, 224, 230)) ' Light teal (hard link)
    cellH.setPropertyValue("CellBackColor", RGB(144, 238, 144)) ' Light green (keep)
    
    ' Move to next row for efficient workflow
    MoveToNextRow()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 ============================================================================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 ============================================================================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softLinkOrig As Long, softLinkDup As Long, hardLinkOrig As Long, hardLinkDup As Long
    Dim i As Long
    Dim action As String
    Dim totalDataRows As Long
    
    sheet = ThisComponent.getCurrentController().getActiveSheet()
    
    ' Find the last row with data - check from row 3 downward (skip protected rows 1-2)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SOFTLINK_DUPLICATE"
                softLinkOrig = softLinkOrig + 1
            Case "SOFTLINK_ORIGINAL"
                softLinkDup = softLinkDup + 1
            Case "HARDLINK_DUPLICATE"
                hardLinkOrig = hardLinkOrig + 1
            Case "HARDLINK_ORIGINAL"
                hardLinkDup = hardLinkDup + 1
            Case ""
                unprocessed = unprocessed + 1
        End Select
    Next i
    
    ' Calculate completion percentage
    Dim processedRows As Long
    Dim completionPercent As Long
    processedRows = keepOrig + keepDup + deleteBoth + needReview + softLinkOrig + softLinkDup + hardLinkOrig + hardLinkDup
    If totalDataRows &gt; 0 Then
        completionPercent = Int((processedRows / totalDataRows) * 100)
    Else
        completionPercent = 0
    End If
    
    ' Display comprehensive statistics
    MsgBox("CZKAWKA DUPLICATE ANALYSIS STATISTICS" &amp; Chr(10) &amp; _
           "===========================================" &amp; Chr(10) &amp; Chr(10) &amp; _
           "DELETION DECISIONS:" &amp; Chr(10) &amp; _
           "Keep Original (delete duplicate): " &amp; keepOrig &amp; Chr(10) &amp; _
           "Keep Duplicate (delete original): " &amp; keepDup &amp; Chr(10) &amp; _
           "Delete Both Files: " &amp; deleteBoth &amp; Chr(10) &amp; Chr(10) &amp; _
           "LINKING DECISIONS:" &amp; Chr(10) &amp; _
           "Soft Link Duplicate to Original: " &amp; softLinkOrig &amp; Chr(10) &amp; _
           "Soft Link Original to Duplicate: " &amp; softLinkDup &amp; Chr(10) &amp; _
           "Hard Link Duplicate to Original: " &amp; hardLinkOrig &amp; Chr(10) &amp; _
           "Hard Link Original to Duplicate: " &amp; hardLinkDup &amp; Chr(10) &amp; Chr(10) &amp; _
           "OTHER:"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64, "Duplicate Analysis Progress")
End Sub

' ============================================================================
Sub ToggleFilterByActiveCell()
    ' Toggles filter on/off based on active cell content in its column
    ' Uses regular expression matching to find all rows containing the active cell value
    ' Stores filter state in cell A1 to track when filter is active
    ' PROTECTED: Works with all data including protected rows for filtering purposes
    
    Dim oSheet As Object
    Dim oRange As Object
    Dim oActiveCell As Object
    Dim sFilterValue As String
    Dim nColumn As Integer
    Dim oFilterDesc As Object
    Dim oCellA1 As Object
    
    ' Get the active sheet and cell
    oSheet = ThisComponent.getCurrentController().getActiveSheet()
    oRange = oSheet.getCellRangeByName("fullData")  ' Full data range
    oActiveCell = ThisComponent.getCurrentController().getSelection()
    oCellA1 = oSheet.getCellByPosition(0, 0)  ' A1 cell for filter state
    
    ' Check if a single cell is selected
    If oActiveCell.getImplementationName() &lt;&gt; "ScCellObj" Then
        Exit Sub
    End If
    
    ' Get the column number and filter value
    nColumn = oActiveCell.getCellAddress().Column
    sFilterValue = oActiveCell.getString()
    
    ' Check if the active cell is in the data range and has content
    If nColumn &lt; 1 Or nColumn &gt; 9 Or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oFilterDesc = oRange.createFilterDescriptor(True)
        oFilterDesc.setPropertyValue("ContainsHeader", True)
        oFilterDesc.setPropertyValue("UseRegularExpressions", True)
        
        Dim oFilterFields(0) As New com.sun.star.sheet.TableFilterField
        oFilterFields(0).Field = nColumn
        oFilterFields(0).IsNumeric = False
        oFilterFields(0).StringValue = ".*" &amp; sFilterValue &amp; ".*"
        oFilterFields(0).Operator = com.sun.star.sheet.FilterOperator.EQUAL
        
        oFilterDesc.setFilterFields(oFilterFields())
        oRange.filter(oFilterDesc)
        
        ' Mark filter as active in A1 (store what we filtered for)
        oCellA1.setString("FILTERED: " &amp; sFilterValue)
    End If
End Sub

' ============================================================================
Sub ClearFilterState()
    ' Helper function to manually clear filter and state
    ' Removes any active filters and clears the filter state indicator
    ' Useful when you want to see all data again
    
    Dim oSheet As Object
    Dim oRange As Object
    Dim oFilterDesc As Object
    Dim oCellA1 As Object
    
    oSheet = ThisComponent.getCurrentController().getActiveSheet()
    oRange = oSheet.getCellRangeByName("A:J")
    oCellA1 = oSheet.getCellByPosition(0, 0)
    
    ' Clear filter
    oFilterDesc = oRange.createFilterDescriptor(True)
    oFilterDesc.setPropertyValue("ContainsHeader", True)
    oFilterDesc.setFilterFields(Array())
    oRange.filter(oFilterDesc)
    
    ' Clear state indicator
    oCellA1.setString("")
    
    MsgBox("All filters cleared. Showing all data rows.", 64, "Filter Cleared")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KEYBOARD SHORTCUTS SUMMARY:
' ============================================================================
' F3 		: OpenInNemoFromActiveCell (Nemo → Krusader → System Default)
' Alt+F3 	: OpenInKrusaderFromActiveCell (Krusader → Nemo → System Default)
' Ctrl+3 	: MarkKeepOriginal (keep left/original file)
' Ctrl+4 	: MarkKeepDuplicate (keep right/duplicate file)
' Ctrl+6 	: MarkNeedsReview (mark for later review)
' Alt+3		: MarkSoftLinkOriginal (soft link duplicate to original)
' Alt+4		: MarkSoftLinkDuplicate (soft link original to duplicate)
' Ctrl+Alt+3: MarkHardLinkOriginal (hard link duplicate to original) 
' Ctrl+Alt+4: MarkHardLinkDuplicate (hard link original to duplicate)
' Ctrl+8 	: ClearDecisions (reset selected rows)
' Ctrl+9 	: ToggleFilterByActiveCell (filter column by active cell content)
' Ctrl+0	: ClearFilterState (clear any active filter)
' Ctrl+7 	: ShowStatistics (view progress and decision summary)
'
' ============================================================================
' END OF CZKAWKA DUPLICATE ANALYSIS MACRO MODULE
' ============================================================================ &amp; Chr(10) &amp; Chr(10) &amp; _

</script:module>
</file>

<file path=Basic/Standard/bu1_20250805.xml><?xml version="1.0" encoding="utf-8"?>
<!DOCTYPE module  PUBLIC '-//OpenOffice.org//DTD OfficeDocument 1.0//EN'  'module.dtd'>
<script:module xmlns:script="http://openoffice.org/2000/script" script:name="bu1_20250805" script:language="StarBasic" script:moduleType="normal">' ============================================================================
' CZKAWKA DUPLICATE FILE ANALYSIS - LIBREOFFICE CALC MACRO MODULE
' ============================================================================
' 
' DESCRIPTION:
' This module provides file manager integration and decision marking for 
' Czkawka duplicate analysis CSV data. Designed for 6+3 column structure:
' A=OrigPath, B=OrigFile, C=DupPath, D=DupFile, E=Size, F=Hash
' G=Keep_Original, H=Keep_Duplicate, I=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A=OrigPath, B=OrigFile, C=DupPath, D=DupFile)
    leftPath = sheet.getCellByPosition(0, currentRow - 1).getString()   ' Column A
    leftFile = sheet.getCellByPosition(1, currentRow - 1).getString()   ' Column B  
    rightPath = sheet.getCellByPosition(2, currentRow - 1).getString()  ' Column C
    rightFile = sheet.getCellByPosition(3, currentRow - 1).getString()  ' Column D
    
    ' Validate that we have complete data for both files
    If leftPath = "" Or leftFile = "" Or rightPath = "" Or rightFile = "" Then
        MsgBox("Missing path or filename data in row " &amp; currentRow &amp; Chr(10) &amp; Chr(10) &amp; _
               "Required columns:" &amp; Chr(10) &amp; _
               "A: Original folder path" &amp; Chr(10) &amp; _ 
               "B: Original filename" &amp; Chr(10) &amp; _
               "C: Duplicate folder path" &amp; Chr(10) &amp; _
               "D: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launch_krusader.sh
    command = "/home/banos/opt/czkawka-cli/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A&amp;B) and delete duplicate (columns C&amp;D)
    ' Updates columns G=YES, H=NO, I=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G=Keep_Original, H=Keep_Duplicate, I=Action)
    sheet.getCellByPosition(6, currentRow).setString("YES")              ' Column G: Keep original
    sheet.getCellByPosition(7, currentRow).setString("NO")               ' Column H: Don't keep duplicate
    sheet.getCellByPosition(8, currentRow).setString("DELETE_DUPLICATE") ' Column I: Action to take
    
    ' Apply visual color coding for immediate feedback - FIXED METHOD
    cellG = sheet.getCellByPosition(6, currentRow)
    cellH = sheet.getCellByPosition(7, currentRow)
    
    cellG.setPropertyValue("CellBackColor", RGB(144, 238, 144)) ' Light green (keep)
    cellH.setPropertyValue("CellBackColor", RGB(255, 182, 193)) ' Light red (delete)
    
    ' Move to next row for efficient workflow
    MoveToNextRow()
End Sub

Sub MarkKeepDuplicate()
    ' Marks decision to keep the duplicate file (columns C&amp;D) and delete original (columns A&amp;B)
    ' Updates columns G=NO, H=YES, I=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6, currentRow).setString("NO")               ' Column G: Don't keep original
    sheet.getCellByPosition(7, currentRow).setString("YES")              ' Column H: Keep duplicate
    sheet.getCellByPosition(8, currentRow).setString("DELETE_ORIGINAL")  ' Column I: Action to take
    
    ' Apply visual color coding - FIXED METHOD
    cellG = sheet.getCellByPosition(6, currentRow)
    cellH = sheet.getCellByPosition(7, currentRow)
    
    cellG.setPropertyValue("CellBackColor", RGB(255, 182, 193)) ' Light red (delete)
    cellH.setPropertyValue("CellBackColor", RGB(144, 238, 144)) ' Light green (keep)
    
    ' Move to next row for efficient workflow
    MoveToNextRow()
End Sub

Sub MarkDeleteBoth()
    ' Marks decision to delete both the original and duplicate files
    ' Updates columns G=NO, H=NO, I=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6, currentRow).setString("NO")           ' Column G: Don't keep original
    sheet.getCellByPosition(7, currentRow).setString("NO")           ' Column H: Don't keep duplicate
    sheet.getCellByPosition(8, currentRow).setString("DELETE_BOTH")  ' Column I: Delete both files
    
    ' Apply red color coding to both columns (warning: both will be deleted) - FIXED METHOD
    cellG = sheet.getCellByPosition(6, currentRow)
    cellH = sheet.getCellByPosition(7, currentRow)
    
    cellG.setPropertyValue("CellBackColor", RGB(255, 182, 193)) ' Light red
    cellH.setPropertyValue("CellBackColor", RGB(255, 182, 193)) ' Light red
    
    ' Move to next row for efficient workflow
    MoveToNextRow()
End Sub

Sub MarkNeedsReview()
    ' Marks files that need additional review before making a decision
    ' Updates columns G=REVIEW, H=REVIEW, I=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6, currentRow).setString("REVIEW")        ' Column G: Needs review
    sheet.getCellByPosition(7, currentRow).setString("REVIEW")        ' Column H: Needs review
    sheet.getCellByPosition(8, currentRow).setString("REVIEW_NEEDED") ' Column I: Action needed
    
    ' Apply yellow color coding to indicate "needs attention" - FIXED METHOD
    cellG = sheet.getCellByPosition(6, currentRow)
    cellH = sheet.getCellByPosition(7, currentRow)
    
    cellG.setPropertyValue("CellBackColor", RGB(255, 255, 180)) ' Light yellow
    cellH.setPropertyValue("CellBackColor", RGB(255, 255, 180)) ' Light yellow
    
    ' Move to next row for efficient workflow
    MoveToNextRow()
End Sub

' LEGACY COMPATIBILITY FUNCTIONS
' ============================================================================
' These maintain compatibility with your existing macro names

Sub MarkKeepLeft()
    ' Legacy function name - calls MarkKeepOriginal for compatibility
    MarkKeepOriginal()
End Sub

Sub MarkKeepRight()
    ' Legacy function name - calls MarkKeepDuplicate for compatibility
    MarkKeepDuplicate()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column (A) of next row for consistent positioning
    oController.select(oSheet.getCellByPosition(0, targetRow))
End Sub

Sub ClearDecisions()
    ' Clears all decision markings (columns G, H, I)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G, H, I
            sheet.getCellByPosition(6, i).setString("")  ' Clear Keep_Original
            sheet.getCellByPosition(7, i).setString("")  ' Clear Keep_Duplicate
            sheet.getCellByPosition(8, i).setString("")  ' Clear Action
            
            ' Reset background colors to default (no color) - FIXED METHOD
            cellG = sheet.getCellByPosition(6, i)
            cellH = sheet.getCellByPosition(7,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I)
    lastRow = 2  ' Start from row 3 (index 2)
    Do While sheet.getCellByPosition(8, lastRow).getString() &lt;&gt; "" Or sheet.getCellByPosition(0,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I)
    ' Start from index 2 (row 3) to skip protected rows 1-2
    For i = 2 To lastRow
        action = sheet.getCellByPosition(8, i).getString() ' Column I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2_20250809.xml><?xml version="1.0" encoding="utf-8"?>
<!DOCTYPE module  PUBLIC '-//OpenOffice.org//DTD OfficeDocument 1.0//EN'  'module.dtd'>
<script:module xmlns:script="http://openoffice.org/2000/script" script:name="bu2_20250809"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launch_krusader.sh
    command = "/home/banos/opt/czkawka-cli/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 FIXED METHOD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 FIXED METHOD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 FIXED METHOD
    cellG = sheet.getCellByPosition(7, currentRow)
    cellH = sheet.getCellByPosition(8, currentRow)
    
    cellG.setPropertyValue("CellBackColor", RGB(255, 182, 193)) ' Light red
    cellH.setPropertyValue("CellBackColor", RGB(255, 182, 193)) ' Light red
    
    ' Move to next row for efficient workflow
    MoveToNextRow()
End Sub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 FIXED METHOD
    cellG = sheet.getCellByPosition(7, currentRow)
    cellH = sheet.getCellByPosition(8, currentRow)
    
    cellG.setPropertyValue("CellBackColor", RGB(255, 255, 180)) ' Light yellow
    cellH.setPropertyValue("CellBackColor", RGB(255, 255, 180)) ' Light yellow
    
    ' Move to next row for efficient workflow
    MoveToNextRow()
End Sub

' LEGACY COMPATIBILITY FUNCTIONS
' ============================================================================
' These maintain compatibility with your existing macro names

Sub MarkKeepLeft()
    ' Legacy function name - calls MarkKeepOriginal for compatibility
    MarkKeepOriginal()
End Sub

Sub MarkKeepRight()
    ' Legacy function name - calls MarkKeepDuplicate for compatibility
    MarkKeepDuplicate()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 FIXED METHOD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J)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Sub ToggleFilterByActiveCell()
    Dim oSheet As Object
    Dim oRange As Object
    Dim oActiveCell As Object
    Dim sFilterValue As String
    Dim nColumn As Integer
    Dim oFilterDesc As Object
    Dim oCellA1 As Object
    
    ' Get the active sheet and cell
    oSheet = ThisComponent.getCurrentController().getActiveSheet()
    oRange = oSheet.getCellRangeByName("data")
    oActiveCell = ThisComponent.getCurrentController().getSelection()
    oCellA1 = oSheet.getCellByPosition(0, 0)  ' A1 cell
    
    ' Check if a single cell is selected
    If oActiveCell.getImplementationName() &lt;&gt; "ScCellObj" Then
        Exit Sub
    End If
    
    ' Get the column number and filter value
    nColumn = oActiveCell.getCellAddress().Column
    sFilterValue = oActiveCell.getString()
    
    ' Check if the active cell is in the filter range and has content
    If nColumn &lt; 1 Or nColumn &gt; 10 Or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oFilterDesc = oRange.createFilterDescriptor(True)
        oFilterDesc.setPropertyValue("ContainsHeader", True)
        oFilterDesc.setPropertyValue("UseRegularExpressions", True)
        
        Dim oFilterFields(0) As New com.sun.star.sheet.TableFilterField
        oFilterFields(0).Field = nColumn - 1
        oFilterFields(0).IsNumeric = False
        oFilterFields(0).StringValue = ".*" &amp; sFilterValue &amp; ".*"
        oFilterFields(0).Operator = com.sun.star.sheet.FilterOperator.EQUAL
        
        oFilterDesc.setFilterFields(oFilterFields())
        oRange.filter(oFilterDesc)
        
        ' Mark filter as active in A1 (store what we filtered for)
        oCellA1.setString("FILTERED: " &amp; sFilterValue)
    End If
End Sub

Sub ClearFilterState()
    ' Helper function to manually clear filter and state
    Dim oSheet As Object
    Dim oRange As Object
    Dim oFilterDesc As Object
    Dim oCellA1 As Object
    
    oSheet = ThisComponent.getCurrentController().getActiveSheet()
    oRange = oSheet.getCellRangeByName("data")
    oCellA1 = oSheet.getCellByPosition(0, 0)
    
    ' Clear filter
    oFilterDesc = oRange.createFilterDescriptor(True)
    oFilterDesc.setPropertyValue("ContainsHeader", True)
    oFilterDesc.setFilterFields(Array())
    oRange.filter(oFilterDesc)
    
    ' Clear state
    oCellA1.setString("")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3_20250812.xml><?xml version="1.0" encoding="utf-8"?>
<!DOCTYPE module  PUBLIC '-//OpenOffice.org//DTD OfficeDocument 1.0//EN'  'module.dtd'>
<script:module xmlns:script="http://openoffice.org/2000/script" script:name="bu3_20250812"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production/scripts/launch_krusader.sh
    command = "/home/banos/opt/czkawka-cli/production/scripts/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 ============================================================================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 ============================================================================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 FIXED METHOD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 ============================================================================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 FIXED METHOD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 ============================================================================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 FIXED METHOD
    cellG = sheet.getCellByPosition(7, currentRow)
    cellH = sheet.getCellByPosition(8, currentRow)
    
    cellG.setPropertyValue("CellBackColor", RGB(255, 182, 193)) ' Light red
    cellH.setPropertyValue("CellBackColor", RGB(255, 182, 193)) ' Light red
    
    ' Move to next row for efficient workflow
    MoveToNextRow()
End Sub

' ============================================================================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 FIXED METHOD
    cellG = sheet.getCellByPosition(7, currentRow)
    cellH = sheet.getCellByPosition(8, currentRow)
    
    cellG.setPropertyValue("CellBackColor", RGB(255, 255, 180)) ' Light yellow
    cellH.setPropertyValue("CellBackColor", RGB(255, 255, 180)) ' Light yellow
    
    ' Move to next row for efficient workflow
    MoveToNextRow()
End Sub

' SOFT LINK FUNCTIONS
' ============================================================================

Sub MarkSoftLinkOriginal()
    ' Marks decision to keep the original file and soft link the duplicate to it
    ' Updates columns H=YES, I=LINK, J=SOFT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Soft link duplicate
    sheet.getCellByPosition(9, currentRow).setString("SOFT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3, 216, 230)) ' Light blue (link)
    
    ' Move to next row for efficient workflow
    MoveToNextRow()
End Sub

' ============================================================================
Sub MarkSoftLinkDuplicate()
    ' Marks decision to keep the duplicate file and soft link the original to it
    ' Updates columns H=LINK, I=YES, J=SOFT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SoftLinkOriginal
    sheet.getCellByPosition(7, currentRow).setString("LINK")             ' Column H: Soft link original
    sheet.getCellByPosition(8, currentRow).setString("YES")              ' Column I: Keep duplicate
    sheet.getCellByPosition(9, currentRow).setString("SOFTLINK_ORIGINAL") ' Column J: Action to take
    
    ' Apply visual color coding
    cellG = sheet.getCellByPosition(7, currentRow)
    cellH = sheet.getCellByPosition(8, currentRow)
    
    cellG.setPropertyValue("CellBackColor", RGB(173, 216, 230)) ' Light blue (link)
    cellH.setPropertyValue("CellBackColor", RGB(144, 238, 144)) ' Light green (keep)
    
    ' Move to next row for efficient workflow
    MoveToNextRow()
End Sub

' HARD LINK FUNCTIONS
' ============================================================================

Sub MarkHardLinkOriginal()
    ' Marks decision to keep the original file and hard link the duplicate to it
    ' Updates columns H=YES, I=LINK, J=HARD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Hard link duplicate
    sheet.getCellByPosition(9, currentRow).setString("HARD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6, 224, 230)) ' Light teal (hard link)
    
    ' Move to next row for efficient workflow
    MoveToNextRow()
End Sub

' ============================================================================
Sub MarkHardLinkDuplicate()
    ' Marks decision to keep the duplicate file and hard link the original to it
    ' Updates columns H=LINK, I=YES, J=HARD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HardLinkOriginal
    sheet.getCellByPosition(7, currentRow).setString("LINK")             ' Column H: Hard link original
    sheet.getCellByPosition(8, currentRow).setString("YES")              ' Column I: Keep duplicate
    sheet.getCellByPosition(9, currentRow).setString("HARDLINK_ORIGINAL") ' Column J: Action to take
    
    ' Apply visual color coding
    cellG = sheet.getCellByPosition(7, currentRow)
    cellH = sheet.getCellByPosition(8, currentRow)
    
    cellG.setPropertyValue("CellBackColor", RGB(176, 224, 230)) ' Light teal (hard link)
    cellH.setPropertyValue("CellBackColor", RGB(144, 238, 144)) ' Light green (keep)
    
    ' Move to next row for efficient workflow
    MoveToNextRow()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 ============================================================================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 FIXED METHOD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 ============================================================================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J)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 ============================================================================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 ============================================================================
Sub ToggleFilterByActiveCell()
    Dim oSheet As Object
    Dim oRange As Object
    Dim oActiveCell As Object
    Dim sFilterValue As String
    Dim nColumn As Integer
    Dim oFilterDesc As Object
    Dim oCellA1 As Object
    
    ' Get the active sheet and cell
    oSheet = ThisComponent.getCurrentController().getActiveSheet()
    oRange = oSheet.getCellRangeByName("data")
    oActiveCell = ThisComponent.getCurrentController().getSelection()
    oCellA1 = oSheet.getCellByPosition(0, 0)  ' A1 cell
    
    ' Check if a single cell is selected
    If oActiveCell.getImplementationName() &lt;&gt; "ScCellObj" Then
        Exit Sub
    End If
    
    ' Get the column number and filter value
    nColumn = oActiveCell.getCellAddress().Column
    sFilterValue = oActiveCell.getString()
    
    ' Check if the active cell is in the filter range and has content
    If nColumn &lt; 1 Or nColumn &gt; 10 Or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oFilterDesc = oRange.createFilterDescriptor(True)
        oFilterDesc.setPropertyValue("ContainsHeader", True)
        oFilterDesc.setPropertyValue("UseRegularExpressions", True)
        
        Dim oFilterFields(0) As New com.sun.star.sheet.TableFilterField
        oFilterFields(0).Field = nColumn - 1
        oFilterFields(0).IsNumeric = False
        oFilterFields(0).StringValue = ".*" &amp; sFilterValue &amp; ".*"
        oFilterFields(0).Operator = com.sun.star.sheet.FilterOperator.EQUAL
        
        oFilterDesc.setFilterFields(oFilterFields())
        oRange.filter(oFilterDesc)
        
        ' Mark filter as active in A1 (store what we filtered for)
        oCellA1.setString("FILTERED: " &amp; sFilterValue)
    End If
End Sub

' ============================================================================
Sub ClearFilterState()
    ' Helper function to manually clear filter and state
    Dim oSheet As Object
    Dim oRange As Object
    Dim oFilterDesc As Object
    Dim oCellA1 As Object
    
    oSheet = ThisComponent.getCurrentController().getActiveSheet()
    oRange = oSheet.getCellRangeByName("data")
    oCellA1 = oSheet.getCellByPosition(0, 0)
    
    ' Clear filter
    oFilterDesc = oRange.createFilterDescriptor(True)
    oFilterDesc.setPropertyValue("ContainsHeader", True)
    oFilterDesc.setFilterFields(Array())
    oRange.filter(oFilterDesc)
    
    ' Clear state
    oCellA1.setString("")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bu2_20250809"/>
  <library:element library:name="bu1_20250805"/>
  <library:element library:name="bu3_2025081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